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/>
    </style:style>
    <style:style style:name="ce3" style:family="table-cell" style:parent-style-name="Prozent" style:data-style-name="N13">
      <style:text-properties fo:color="#0000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.74625cm" style:use-optimal-column-width="true"/>
    </style:style>
    <style:style style:name="co3" style:family="table-column">
      <style:table-column-properties fo:break-before="auto" style:column-width="2.18722222222222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15194444444444cm" style:use-optimal-column-width="true"/>
    </style:style>
    <style:style style:name="co6" style:family="table-column">
      <style:table-column-properties fo:break-before="auto" style:column-width="2.50472222222222cm" style:use-optimal-column-width="true"/>
    </style:style>
    <style:style style:name="co7" style:family="table-column">
      <style:table-column-properties fo:break-before="auto" style:column-width="1.71097222222222cm" style:use-optimal-column-width="true"/>
    </style:style>
    <style:style style:name="co8" style:family="table-column">
      <style:table-column-properties fo:break-before="auto" style:column-width="2.24013888888889cm" style:use-optimal-column-width="true"/>
    </style:style>
    <style:style style:name="co9" style:family="table-column">
      <style:table-column-properties fo:break-before="auto" style:column-width="2.25777777777778cm" style:use-optimal-column-width="true"/>
    </style:style>
    <style:style style:name="co10" style:family="table-column">
      <style:table-column-properties fo:break-before="auto" style:column-width="2.09902777777778cm" style:use-optimal-column-width="true"/>
    </style:style>
    <style:style style:name="co11" style:family="table-column">
      <style:table-column-properties fo:break-before="auto" style:column-width="1.51694444444444cm" style:use-optimal-column-width="true"/>
    </style:style>
    <style:style style:name="co12" style:family="table-column">
      <style:table-column-properties fo:break-before="auto" style:column-width="2.38125cm" style:use-optimal-column-width="true"/>
    </style:style>
    <style:style style:name="co13" style:family="table-column">
      <style:table-column-properties fo:break-before="auto" style:column-width="1.85208333333333cm" style:use-optimal-column-width="true"/>
    </style:style>
    <style:style style:name="co14" style:family="table-column">
      <style:table-column-properties fo:break-before="auto" style:column-width="2.73402777777778cm" style:use-optimal-column-width="true"/>
    </style:style>
    <style:style style:name="co15" style:family="table-column">
      <style:table-column-properties fo:break-before="auto" style:column-width="2.46944444444444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bined_results_60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default-cell-style-name="ce2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Instance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Tolerance</text:p>
          </table:table-cell>
          <table:table-cell office:value-type="string" table:style-name="ce1">
            <text:p>Step Size Rule</text:p>
          </table:table-cell>
          <table:table-cell office:value-type="string" table:style-name="ce1">
            <text:p>Iterations</text:p>
          </table:table-cell>
          <table:table-cell office:value-type="string" table:style-name="ce1">
            <text:p>Converged?</text:p>
          </table:table-cell>
          <table:table-cell office:value-type="string" table:style-name="ce1">
            <text:p>Gap LR</text:p>
          </table:table-cell>
          <table:table-cell office:value-type="string" table:style-name="ce2">
            <text:p>Gap Naive</text:p>
          </table:table-cell>
          <table:table-cell office:value-type="string" table:style-name="ce2">
            <text:p>Obj. Naive</text:p>
          </table:table-cell>
          <table:table-cell office:value-type="string" table:style-name="ce1">
            <text:p>Obj. LR</text:p>
          </table:table-cell>
          <table:table-cell office:value-type="string" table:style-name="ce1">
            <text:p>Gap</text:p>
          </table:table-cell>
          <table:table-cell office:value-type="string" table:style-name="ce2">
            <text:p>Time Naïve</text:p>
          </table:table-cell>
          <table:table-cell office:value-type="string" table:style-name="ce1">
            <text:p>Time LR</text:p>
          </table:table-cell>
          <table:table-cell office:value-type="string" table:style-name="ce1">
            <text:p>Final Lambda</text:p>
          </table:table-cell>
          <table:table-cell office:value-type="string" table:style-name="ce1">
            <text:p>LB Heuristic</text:p>
          </table:table-cell>
          <table:table-cell table:style-name="ce1"/>
          <table:table-cell office:value-type="string" table:style-name="ce1">
            <text:p>(hypothesis: mean of first gap greater/equal than second)</text:p>
          </table:table-cell>
          <table:table-cell table:number-columns-repeated="1636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50546999999999997" table:style-name="ce1">
            <text:p>0.50547</text:p>
          </table:table-cell>
          <table:table-cell office:value-type="float" office:value="0.55264000000000002" table:style-name="ce2">
            <text:p>0.55264</text:p>
          </table:table-cell>
          <table:table-cell office:value-type="float" office:value="4905.9894400000003" table:style-name="ce2">
            <text:p>4905.98944</text:p>
          </table:table-cell>
          <table:table-cell office:value-type="float" office:value="7297.47793" table:style-name="ce1">
            <text:p>7297.47793</text:p>
          </table:table-cell>
          <table:table-cell office:value-type="float" office:value="0.32771438474223652" table:formula="of:=(['combined_results_600'.$J2]-MAX(['combined_results_600'.$O2];['combined_results_600'.$I2]))/['combined_results_600'.$J2]" table:style-name="ce1">
            <text:p>0.327714385</text:p>
          </table:table-cell>
          <table:table-cell office:value-type="float" office:value="4201" table:style-name="ce2">
            <text:p>4201</text:p>
          </table:table-cell>
          <table:table-cell office:value-type="float" office:value="4238" table:style-name="ce1">
            <text:p>4238</text:p>
          </table:table-cell>
          <table:table-cell office:value-type="float" office:value="460.76083" table:style-name="ce1">
            <text:p>460.76083</text:p>
          </table:table-cell>
          <table:table-cell office:value-type="float" office:value="3608.7962900000002" table:style-name="ce1">
            <text:p>3608.79629</text:p>
          </table:table-cell>
          <table:table-cell table:style-name="ce1"/>
          <table:table-cell office:value-type="string" table:style-name="ce1">
            <text:p>Rejections for (2, 1): True, (2, 3): True, (2, 4): True, (5, 1): True, (5, 3): True, (5, 4): True, (5, 6): True<text:s/></text:p>
          </table:table-cell>
          <table:table-cell table:number-columns-repeated="16367" table:style-name="ce1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9153999999999998" table:style-name="ce1">
            <text:p>0.49154</text:p>
          </table:table-cell>
          <table:table-cell office:value-type="float" office:value="0.55264000000000002" table:style-name="ce2">
            <text:p>0.55264</text:p>
          </table:table-cell>
          <table:table-cell office:value-type="float" office:value="4905.9894400000003" table:style-name="ce2">
            <text:p>4905.98944</text:p>
          </table:table-cell>
          <table:table-cell office:value-type="float" office:value="7097.47793" table:style-name="ce1">
            <text:p>7097.47793</text:p>
          </table:table-cell>
          <table:table-cell office:value-type="float" office:value="0.30877003234302408" table:formula="of:=(['combined_results_600'.$J3]-MAX(['combined_results_600'.$O3];['combined_results_600'.$I3]))/['combined_results_600'.$J3]" table:style-name="ce1">
            <text:p>0.308770032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134.32812000000001" table:style-name="ce1">
            <text:p>134.32812</text:p>
          </table:table-cell>
          <table:table-cell office:value-type="float" office:value="3608.7962900000002" table:style-name="ce1">
            <text:p>3608.79629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50546999999999997" table:style-name="ce1">
            <text:p>0.50547</text:p>
          </table:table-cell>
          <table:table-cell office:value-type="float" office:value="0.55264000000000002" table:style-name="ce2">
            <text:p>0.55264</text:p>
          </table:table-cell>
          <table:table-cell office:value-type="float" office:value="4905.9894400000003" table:style-name="ce2">
            <text:p>4905.98944</text:p>
          </table:table-cell>
          <table:table-cell office:value-type="float" office:value="7297.47793" table:style-name="ce1">
            <text:p>7297.47793</text:p>
          </table:table-cell>
          <table:table-cell office:value-type="float" office:value="0.32771438474223652" table:formula="of:=(['combined_results_600'.$J4]-MAX(['combined_results_600'.$O4];['combined_results_600'.$I4]))/['combined_results_600'.$J4]" table:style-name="ce1">
            <text:p>0.327714385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702.14083000000005" table:style-name="ce1">
            <text:p>702.14083</text:p>
          </table:table-cell>
          <table:table-cell office:value-type="float" office:value="3608.7962900000002" table:style-name="ce1">
            <text:p>3608.79629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50546999999999997" table:style-name="ce1">
            <text:p>0.50547</text:p>
          </table:table-cell>
          <table:table-cell office:value-type="float" office:value="0.55264000000000002" table:style-name="ce2">
            <text:p>0.55264</text:p>
          </table:table-cell>
          <table:table-cell office:value-type="float" office:value="4905.9894400000003" table:style-name="ce2">
            <text:p>4905.98944</text:p>
          </table:table-cell>
          <table:table-cell office:value-type="float" office:value="7297.47793" table:style-name="ce1">
            <text:p>7297.47793</text:p>
          </table:table-cell>
          <table:table-cell office:value-type="float" office:value="0.32771438474223652" table:formula="of:=(['combined_results_600'.$J5]-MAX(['combined_results_600'.$O5];['combined_results_600'.$I5]))/['combined_results_600'.$J5]" table:style-name="ce1">
            <text:p>0.327714385</text:p>
          </table:table-cell>
          <table:table-cell office:value-type="float" office:value="4201" table:style-name="ce2">
            <text:p>4201</text:p>
          </table:table-cell>
          <table:table-cell office:value-type="float" office:value="4205" table:style-name="ce1">
            <text:p>4205</text:p>
          </table:table-cell>
          <table:table-cell office:value-type="float" office:value="702.91291000000001" table:style-name="ce1">
            <text:p>702.91291</text:p>
          </table:table-cell>
          <table:table-cell office:value-type="float" office:value="3608.7962900000002" table:style-name="ce1">
            <text:p>3608.79629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8426999999999998" table:style-name="ce1">
            <text:p>0.48427</text:p>
          </table:table-cell>
          <table:table-cell office:value-type="float" office:value="0.55264000000000002" table:style-name="ce2">
            <text:p>0.55264</text:p>
          </table:table-cell>
          <table:table-cell office:value-type="float" office:value="4905.9894400000003" table:style-name="ce2">
            <text:p>4905.98944</text:p>
          </table:table-cell>
          <table:table-cell office:value-type="float" office:value="6997.47793" table:style-name="ce1">
            <text:p>6997.47793</text:p>
          </table:table-cell>
          <table:table-cell office:value-type="float" office:value="0.29889175941995427" table:formula="of:=(['combined_results_600'.$J6]-MAX(['combined_results_600'.$O6];['combined_results_600'.$I6]))/['combined_results_600'.$J6]" table:style-name="ce1">
            <text:p>0.298891759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134.41403" table:style-name="ce1">
            <text:p>134.41403</text:p>
          </table:table-cell>
          <table:table-cell office:value-type="float" office:value="3608.7962900000002" table:style-name="ce1">
            <text:p>3608.79629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4413000000000002" table:style-name="ce1">
            <text:p>0.44413</text:p>
          </table:table-cell>
          <table:table-cell office:value-type="float" office:value="0.55264000000000002" table:style-name="ce2">
            <text:p>0.55264</text:p>
          </table:table-cell>
          <table:table-cell office:value-type="float" office:value="4905.9894400000003" table:style-name="ce2">
            <text:p>4905.98944</text:p>
          </table:table-cell>
          <table:table-cell office:value-type="float" office:value="6492.1037399999996" table:style-name="ce1">
            <text:p>6492.10374</text:p>
          </table:table-cell>
          <table:table-cell office:value-type="float" office:value="0.24431437997939315" table:formula="of:=(['combined_results_600'.$J7]-MAX(['combined_results_600'.$O7];['combined_results_600'.$I7]))/['combined_results_600'.$J7]" table:style-name="ce1">
            <text:p>0.24431438</text:p>
          </table:table-cell>
          <table:table-cell office:value-type="float" office:value="4201" table:style-name="ce2">
            <text:p>4201</text:p>
          </table:table-cell>
          <table:table-cell office:value-type="float" office:value="4201" table:style-name="ce1">
            <text:p>4201</text:p>
          </table:table-cell>
          <table:table-cell office:value-type="float" office:value="0" table:style-name="ce1">
            <text:p>0</text:p>
          </table:table-cell>
          <table:table-cell office:value-type="float" office:value="3608.7962900000002" table:style-name="ce1">
            <text:p>3608.79629</text:p>
          </table:table-cell>
          <table:table-cell table:number-columns-repeated="16369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6607999999999999" table:style-name="ce1">
            <text:p>0.46608</text:p>
          </table:table-cell>
          <table:table-cell office:value-type="float" office:value="0.57120000000000004" table:style-name="ce2">
            <text:p>0.5712</text:p>
          </table:table-cell>
          <table:table-cell office:value-type="float" office:value="4676.6158100000002" table:style-name="ce2">
            <text:p>4676.61581</text:p>
          </table:table-cell>
          <table:table-cell office:value-type="float" office:value="6761.1647899999998" table:style-name="ce1">
            <text:p>6761.16479</text:p>
          </table:table-cell>
          <table:table-cell office:value-type="float" office:value="0.30831210963577177" table:formula="of:=(['combined_results_600'.$J8]-MAX(['combined_results_600'.$O8];['combined_results_600'.$I8]))/['combined_results_600'.$J8]" table:style-name="ce1">
            <text:p>0.30831211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461.77341000000001" table:style-name="ce1">
            <text:p>461.77341</text:p>
          </table:table-cell>
          <table:table-cell office:value-type="float" office:value="3609.8908700000002" table:style-name="ce1">
            <text:p>3609.89087</text:p>
          </table:table-cell>
          <table:table-cell table:style-name="ce1"/>
          <table:table-cell office:value-type="string" table:style-name="ce1">
            <text:p>Median of Naive Gap</text:p>
          </table:table-cell>
          <table:table-cell table:number-columns-repeated="16367" table:style-name="ce1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4980999999999999" table:style-name="ce1">
            <text:p>0.44981</text:p>
          </table:table-cell>
          <table:table-cell office:value-type="float" office:value="0.57120000000000004" table:style-name="ce2">
            <text:p>0.5712</text:p>
          </table:table-cell>
          <table:table-cell office:value-type="float" office:value="4676.6158100000002" table:style-name="ce2">
            <text:p>4676.61581</text:p>
          </table:table-cell>
          <table:table-cell office:value-type="float" office:value="6561.1647899999998" table:style-name="ce1">
            <text:p>6561.16479</text:p>
          </table:table-cell>
          <table:table-cell office:value-type="float" office:value="0.28722780791488084" table:formula="of:=(['combined_results_600'.$J9]-MAX(['combined_results_600'.$O9];['combined_results_600'.$I9]))/['combined_results_600'.$J9]" table:style-name="ce1">
            <text:p>0.287227808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135.3407" table:style-name="ce1">
            <text:p>135.3407</text:p>
          </table:table-cell>
          <table:table-cell office:value-type="float" office:value="3609.8908700000002" table:style-name="ce1">
            <text:p>3609.89087</text:p>
          </table:table-cell>
          <table:table-cell table:style-name="ce1"/>
          <table:table-cell office:value-type="string" table:style-name="ce1">
            <text:p>tol 0.03</text:p>
          </table:table-cell>
          <table:table-cell office:value-type="percentage" office:value="0.57365500000000003" table:formula="of:=MEDIAN([.H4];[.H10];[.H16];[.H22];[.H28];[.H34];[.H40];[.H46];[.H52];[.H58];[.H64];[.H70];[.H76];[.H82];[.H88];[.H94];[.H100];[.H106];[.H112];[.H118])" table:style-name="ce3">
            <text:p>57%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6607999999999999" table:style-name="ce1">
            <text:p>0.46608</text:p>
          </table:table-cell>
          <table:table-cell office:value-type="float" office:value="0.57120000000000004" table:style-name="ce2">
            <text:p>0.5712</text:p>
          </table:table-cell>
          <table:table-cell office:value-type="float" office:value="4676.6158100000002" table:style-name="ce2">
            <text:p>4676.61581</text:p>
          </table:table-cell>
          <table:table-cell office:value-type="float" office:value="6761.1647899999998" table:style-name="ce1">
            <text:p>6761.16479</text:p>
          </table:table-cell>
          <table:table-cell office:value-type="float" office:value="0.30831210963577177" table:formula="of:=(['combined_results_600'.$J10]-MAX(['combined_results_600'.$O10];['combined_results_600'.$I10]))/['combined_results_600'.$J10]" table:style-name="ce1">
            <text:p>0.30831211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703.15341000000001" table:style-name="ce1">
            <text:p>703.15341</text:p>
          </table:table-cell>
          <table:table-cell office:value-type="float" office:value="3609.8908700000002" table:style-name="ce1">
            <text:p>3609.89087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6607999999999999" table:style-name="ce1">
            <text:p>0.46608</text:p>
          </table:table-cell>
          <table:table-cell office:value-type="float" office:value="0.57120000000000004" table:style-name="ce2">
            <text:p>0.5712</text:p>
          </table:table-cell>
          <table:table-cell office:value-type="float" office:value="4676.6158100000002" table:style-name="ce2">
            <text:p>4676.61581</text:p>
          </table:table-cell>
          <table:table-cell office:value-type="float" office:value="6761.1647899999998" table:style-name="ce1">
            <text:p>6761.16479</text:p>
          </table:table-cell>
          <table:table-cell office:value-type="float" office:value="0.30831210963577177" table:formula="of:=(['combined_results_600'.$J11]-MAX(['combined_results_600'.$O11];['combined_results_600'.$I11]))/['combined_results_600'.$J11]" table:style-name="ce1">
            <text:p>0.30831211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703.92548999999997" table:style-name="ce1">
            <text:p>703.92549</text:p>
          </table:table-cell>
          <table:table-cell office:value-type="float" office:value="3609.8908700000002" table:style-name="ce1">
            <text:p>3609.89087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4129000000000002" table:style-name="ce1">
            <text:p>0.44129</text:p>
          </table:table-cell>
          <table:table-cell office:value-type="float" office:value="0.57120000000000004" table:style-name="ce2">
            <text:p>0.5712</text:p>
          </table:table-cell>
          <table:table-cell office:value-type="float" office:value="4676.6158100000002" table:style-name="ce2">
            <text:p>4676.61581</text:p>
          </table:table-cell>
          <table:table-cell office:value-type="float" office:value="6461.1647899999998" table:style-name="ce1">
            <text:p>6461.16479</text:p>
          </table:table-cell>
          <table:table-cell office:value-type="float" office:value="0.27619617174320665" table:formula="of:=(['combined_results_600'.$J12]-MAX(['combined_results_600'.$O12];['combined_results_600'.$I12]))/['combined_results_600'.$J12]" table:style-name="ce1">
            <text:p>0.276196172</text:p>
          </table:table-cell>
          <table:table-cell office:value-type="float" office:value="4201" table:style-name="ce2">
            <text:p>4201</text:p>
          </table:table-cell>
          <table:table-cell office:value-type="float" office:value="4201" table:style-name="ce1">
            <text:p>4201</text:p>
          </table:table-cell>
          <table:table-cell office:value-type="float" office:value="135.42661000000001" table:style-name="ce1">
            <text:p>135.42661</text:p>
          </table:table-cell>
          <table:table-cell office:value-type="float" office:value="3609.8908700000002" table:style-name="ce1">
            <text:p>3609.89087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6607999999999999" table:style-name="ce1">
            <text:p>0.46608</text:p>
          </table:table-cell>
          <table:table-cell office:value-type="float" office:value="0.57120000000000004" table:style-name="ce2">
            <text:p>0.5712</text:p>
          </table:table-cell>
          <table:table-cell office:value-type="float" office:value="4676.6158100000002" table:style-name="ce2">
            <text:p>4676.61581</text:p>
          </table:table-cell>
          <table:table-cell office:value-type="float" office:value="6761.1647899999998" table:style-name="ce1">
            <text:p>6761.16479</text:p>
          </table:table-cell>
          <table:table-cell office:value-type="float" office:value="0.30831210963577177" table:formula="of:=(['combined_results_600'.$J13]-MAX(['combined_results_600'.$O13];['combined_results_600'.$I13]))/['combined_results_600'.$J13]" table:style-name="ce1">
            <text:p>0.30831211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0" table:style-name="ce1">
            <text:p>0</text:p>
          </table:table-cell>
          <table:table-cell office:value-type="float" office:value="3609.8908700000002" table:style-name="ce1">
            <text:p>3609.89087</text:p>
          </table:table-cell>
          <table:table-cell table:number-columns-repeated="16369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8871999999999999" table:style-name="ce1">
            <text:p>0.48872</text:p>
          </table:table-cell>
          <table:table-cell office:value-type="float" office:value="0.57508999999999999" table:style-name="ce2">
            <text:p>0.57509</text:p>
          </table:table-cell>
          <table:table-cell office:value-type="float" office:value="4634.9955600000003" table:style-name="ce2">
            <text:p>4634.99556</text:p>
          </table:table-cell>
          <table:table-cell office:value-type="float" office:value="7120.8031099999998" table:style-name="ce1">
            <text:p>7120.80311</text:p>
          </table:table-cell>
          <table:table-cell office:value-type="float" office:value="0.34909089769791424" table:formula="of:=(['combined_results_600'.$J14]-MAX(['combined_results_600'.$O14];['combined_results_600'.$I14]))/['combined_results_600'.$J14]" table:style-name="ce1">
            <text:p>0.349090898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461.0795" table:style-name="ce1">
            <text:p>461.0795</text:p>
          </table:table-cell>
          <table:table-cell office:value-type="float" office:value="3640.6908699999999" table:style-name="ce1">
            <text:p>3640.69087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7394999999999998" table:style-name="ce1">
            <text:p>0.47395</text:p>
          </table:table-cell>
          <table:table-cell office:value-type="float" office:value="0.57508999999999999" table:style-name="ce2">
            <text:p>0.57509</text:p>
          </table:table-cell>
          <table:table-cell office:value-type="float" office:value="4634.9955600000003" table:style-name="ce2">
            <text:p>4634.99556</text:p>
          </table:table-cell>
          <table:table-cell office:value-type="float" office:value="6920.8031099999998" table:style-name="ce1">
            <text:p>6920.80311</text:p>
          </table:table-cell>
          <table:table-cell office:value-type="float" office:value="0.33028067894276503" table:formula="of:=(['combined_results_600'.$J15]-MAX(['combined_results_600'.$O15];['combined_results_600'.$I15]))/['combined_results_600'.$J15]" table:style-name="ce1">
            <text:p>0.330280679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134.64679000000001" table:style-name="ce1">
            <text:p>134.64679</text:p>
          </table:table-cell>
          <table:table-cell office:value-type="float" office:value="3640.6908699999999" table:style-name="ce1">
            <text:p>3640.69087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8871999999999999" table:style-name="ce1">
            <text:p>0.48872</text:p>
          </table:table-cell>
          <table:table-cell office:value-type="float" office:value="0.57508999999999999" table:style-name="ce2">
            <text:p>0.57509</text:p>
          </table:table-cell>
          <table:table-cell office:value-type="float" office:value="4634.9955600000003" table:style-name="ce2">
            <text:p>4634.99556</text:p>
          </table:table-cell>
          <table:table-cell office:value-type="float" office:value="7120.8031099999998" table:style-name="ce1">
            <text:p>7120.80311</text:p>
          </table:table-cell>
          <table:table-cell office:value-type="float" office:value="0.34909089769791424" table:formula="of:=(['combined_results_600'.$J16]-MAX(['combined_results_600'.$O16];['combined_results_600'.$I16]))/['combined_results_600'.$J16]" table:style-name="ce1">
            <text:p>0.349090898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702.45950000000005" table:style-name="ce1">
            <text:p>702.4595</text:p>
          </table:table-cell>
          <table:table-cell office:value-type="float" office:value="3640.6908699999999" table:style-name="ce1">
            <text:p>3640.69087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8871999999999999" table:style-name="ce1">
            <text:p>0.48872</text:p>
          </table:table-cell>
          <table:table-cell office:value-type="float" office:value="0.57508999999999999" table:style-name="ce2">
            <text:p>0.57509</text:p>
          </table:table-cell>
          <table:table-cell office:value-type="float" office:value="4634.9955600000003" table:style-name="ce2">
            <text:p>4634.99556</text:p>
          </table:table-cell>
          <table:table-cell office:value-type="float" office:value="7120.8031099999998" table:style-name="ce1">
            <text:p>7120.80311</text:p>
          </table:table-cell>
          <table:table-cell office:value-type="float" office:value="0.34909089769791424" table:formula="of:=(['combined_results_600'.$J17]-MAX(['combined_results_600'.$O17];['combined_results_600'.$I17]))/['combined_results_600'.$J17]" table:style-name="ce1">
            <text:p>0.349090898</text:p>
          </table:table-cell>
          <table:table-cell office:value-type="float" office:value="4201" table:style-name="ce2">
            <text:p>4201</text:p>
          </table:table-cell>
          <table:table-cell office:value-type="float" office:value="4204" table:style-name="ce1">
            <text:p>4204</text:p>
          </table:table-cell>
          <table:table-cell office:value-type="float" office:value="703.23158000000001" table:style-name="ce1">
            <text:p>703.23158</text:p>
          </table:table-cell>
          <table:table-cell office:value-type="float" office:value="3640.6908699999999" table:style-name="ce1">
            <text:p>3640.69087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6623999999999999" table:style-name="ce1">
            <text:p>0.46624</text:p>
          </table:table-cell>
          <table:table-cell office:value-type="float" office:value="0.57508999999999999" table:style-name="ce2">
            <text:p>0.57509</text:p>
          </table:table-cell>
          <table:table-cell office:value-type="float" office:value="4634.9955600000003" table:style-name="ce2">
            <text:p>4634.99556</text:p>
          </table:table-cell>
          <table:table-cell office:value-type="float" office:value="6820.8031099999998" table:style-name="ce1">
            <text:p>6820.80311</text:p>
          </table:table-cell>
          <table:table-cell office:value-type="float" office:value="0.32046190378892192" table:formula="of:=(['combined_results_600'.$J18]-MAX(['combined_results_600'.$O18];['combined_results_600'.$I18]))/['combined_results_600'.$J18]" table:style-name="ce1">
            <text:p>0.320461904</text:p>
          </table:table-cell>
          <table:table-cell office:value-type="float" office:value="4201" table:style-name="ce2">
            <text:p>4201</text:p>
          </table:table-cell>
          <table:table-cell office:value-type="float" office:value="4204" table:style-name="ce1">
            <text:p>4204</text:p>
          </table:table-cell>
          <table:table-cell office:value-type="float" office:value="134.73269999999999" table:style-name="ce1">
            <text:p>134.7327</text:p>
          </table:table-cell>
          <table:table-cell office:value-type="float" office:value="3640.6908699999999" table:style-name="ce1">
            <text:p>3640.69087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7769" table:style-name="ce1">
            <text:p>0.47769</text:p>
          </table:table-cell>
          <table:table-cell office:value-type="float" office:value="0.57508999999999999" table:style-name="ce2">
            <text:p>0.57509</text:p>
          </table:table-cell>
          <table:table-cell office:value-type="float" office:value="4634.9955600000003" table:style-name="ce2">
            <text:p>4634.99556</text:p>
          </table:table-cell>
          <table:table-cell office:value-type="float" office:value="6970.3222599999999" table:style-name="ce1">
            <text:p>6970.32226</text:p>
          </table:table-cell>
          <table:table-cell office:value-type="float" office:value="0.33503855530490201" table:formula="of:=(['combined_results_600'.$J19]-MAX(['combined_results_600'.$O19];['combined_results_600'.$I19]))/['combined_results_600'.$J19]" table:style-name="ce1">
            <text:p>0.335038555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0" table:style-name="ce1">
            <text:p>0</text:p>
          </table:table-cell>
          <table:table-cell office:value-type="float" office:value="3640.6908699999999" table:style-name="ce1">
            <text:p>3640.69087</text:p>
          </table:table-cell>
          <table:table-cell table:number-columns-repeated="1636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9836999999999998" table:style-name="ce1">
            <text:p>0.49837</text:p>
          </table:table-cell>
          <table:table-cell office:value-type="float" office:value="0.55757999999999996" table:style-name="ce2">
            <text:p>0.55758</text:p>
          </table:table-cell>
          <table:table-cell office:value-type="float" office:value="4816.2400900000002" table:style-name="ce2">
            <text:p>4816.24009</text:p>
          </table:table-cell>
          <table:table-cell office:value-type="float" office:value="7189.3599400000003" table:style-name="ce1">
            <text:p>7189.35994</text:p>
          </table:table-cell>
          <table:table-cell office:value-type="float" office:value="0.33008777830088726" table:formula="of:=(['combined_results_600'.$J20]-MAX(['combined_results_600'.$O20];['combined_results_600'.$I20]))/['combined_results_600'.$J20]" table:style-name="ce1">
            <text:p>0.330087778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460.92216999999999" table:style-name="ce1">
            <text:p>460.92217</text:p>
          </table:table-cell>
          <table:table-cell office:value-type="float" office:value="3606.41804" table:style-name="ce1">
            <text:p>3606.41804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8401" table:style-name="ce1">
            <text:p>0.48401</text:p>
          </table:table-cell>
          <table:table-cell office:value-type="float" office:value="0.55757999999999996" table:style-name="ce2">
            <text:p>0.55758</text:p>
          </table:table-cell>
          <table:table-cell office:value-type="float" office:value="4816.2400900000002" table:style-name="ce2">
            <text:p>4816.24009</text:p>
          </table:table-cell>
          <table:table-cell office:value-type="float" office:value="6989.3599400000003" table:style-name="ce1">
            <text:p>6989.35994</text:p>
          </table:table-cell>
          <table:table-cell office:value-type="float" office:value="0.31091829132497073" table:formula="of:=(['combined_results_600'.$J21]-MAX(['combined_results_600'.$O21];['combined_results_600'.$I21]))/['combined_results_600'.$J21]" table:style-name="ce1">
            <text:p>0.310918291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134.48946000000001" table:style-name="ce1">
            <text:p>134.48946</text:p>
          </table:table-cell>
          <table:table-cell office:value-type="float" office:value="3606.41804" table:style-name="ce1">
            <text:p>3606.41804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9836999999999998" table:style-name="ce1">
            <text:p>0.49837</text:p>
          </table:table-cell>
          <table:table-cell office:value-type="float" office:value="0.55757999999999996" table:style-name="ce2">
            <text:p>0.55758</text:p>
          </table:table-cell>
          <table:table-cell office:value-type="float" office:value="4816.2400900000002" table:style-name="ce2">
            <text:p>4816.24009</text:p>
          </table:table-cell>
          <table:table-cell office:value-type="float" office:value="7189.3599400000003" table:style-name="ce1">
            <text:p>7189.35994</text:p>
          </table:table-cell>
          <table:table-cell office:value-type="float" office:value="0.33008777830088726" table:formula="of:=(['combined_results_600'.$J22]-MAX(['combined_results_600'.$O22];['combined_results_600'.$I22]))/['combined_results_600'.$J22]" table:style-name="ce1">
            <text:p>0.330087778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702.30217000000005" table:style-name="ce1">
            <text:p>702.30217</text:p>
          </table:table-cell>
          <table:table-cell office:value-type="float" office:value="3606.41804" table:style-name="ce1">
            <text:p>3606.41804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9836999999999998" table:style-name="ce1">
            <text:p>0.49837</text:p>
          </table:table-cell>
          <table:table-cell office:value-type="float" office:value="0.55757999999999996" table:style-name="ce2">
            <text:p>0.55758</text:p>
          </table:table-cell>
          <table:table-cell office:value-type="float" office:value="4816.2400900000002" table:style-name="ce2">
            <text:p>4816.24009</text:p>
          </table:table-cell>
          <table:table-cell office:value-type="float" office:value="7189.3599400000003" table:style-name="ce1">
            <text:p>7189.35994</text:p>
          </table:table-cell>
          <table:table-cell office:value-type="float" office:value="0.33008777830088726" table:formula="of:=(['combined_results_600'.$J23]-MAX(['combined_results_600'.$O23];['combined_results_600'.$I23]))/['combined_results_600'.$J23]" table:style-name="ce1">
            <text:p>0.330087778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703.07425000000001" table:style-name="ce1">
            <text:p>703.07425</text:p>
          </table:table-cell>
          <table:table-cell office:value-type="float" office:value="3606.41804" table:style-name="ce1">
            <text:p>3606.41804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7652" table:style-name="ce1">
            <text:p>0.47652</text:p>
          </table:table-cell>
          <table:table-cell office:value-type="float" office:value="0.55757999999999996" table:style-name="ce2">
            <text:p>0.55758</text:p>
          </table:table-cell>
          <table:table-cell office:value-type="float" office:value="4816.2400900000002" table:style-name="ce2">
            <text:p>4816.24009</text:p>
          </table:table-cell>
          <table:table-cell office:value-type="float" office:value="6889.3599400000003" table:style-name="ce1">
            <text:p>6889.35994</text:p>
          </table:table-cell>
          <table:table-cell office:value-type="float" office:value="0.30091617625657108" table:formula="of:=(['combined_results_600'.$J24]-MAX(['combined_results_600'.$O24];['combined_results_600'.$I24]))/['combined_results_600'.$J24]" table:style-name="ce1">
            <text:p>0.300916176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134.57536999999999" table:style-name="ce1">
            <text:p>134.57537</text:p>
          </table:table-cell>
          <table:table-cell office:value-type="float" office:value="3606.41804" table:style-name="ce1">
            <text:p>3606.41804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9836999999999998" table:style-name="ce1">
            <text:p>0.49837</text:p>
          </table:table-cell>
          <table:table-cell office:value-type="float" office:value="0.55757999999999996" table:style-name="ce2">
            <text:p>0.55758</text:p>
          </table:table-cell>
          <table:table-cell office:value-type="float" office:value="4816.2400900000002" table:style-name="ce2">
            <text:p>4816.24009</text:p>
          </table:table-cell>
          <table:table-cell office:value-type="float" office:value="7189.3599400000003" table:style-name="ce1">
            <text:p>7189.35994</text:p>
          </table:table-cell>
          <table:table-cell office:value-type="float" office:value="0.33008777830088726" table:formula="of:=(['combined_results_600'.$J25]-MAX(['combined_results_600'.$O25];['combined_results_600'.$I25]))/['combined_results_600'.$J25]" table:style-name="ce1">
            <text:p>0.330087778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0" table:style-name="ce1">
            <text:p>0</text:p>
          </table:table-cell>
          <table:table-cell office:value-type="float" office:value="3606.41804" table:style-name="ce1">
            <text:p>3606.41804</text:p>
          </table:table-cell>
          <table:table-cell table:number-columns-repeated="1636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65" table:style-name="ce1">
            <text:p>0.4365</text:p>
          </table:table-cell>
          <table:table-cell office:value-type="float" office:value="0.59465000000000001" table:style-name="ce2">
            <text:p>0.59465</text:p>
          </table:table-cell>
          <table:table-cell office:value-type="float" office:value="4402.1639100000002" table:style-name="ce2">
            <text:p>4402.16391</text:p>
          </table:table-cell>
          <table:table-cell office:value-type="float" office:value="6432.5499499999996" table:style-name="ce1">
            <text:p>6432.54995</text:p>
          </table:table-cell>
          <table:table-cell office:value-type="float" office:value="0.31564248327368211" table:formula="of:=(['combined_results_600'.$J26]-MAX(['combined_results_600'.$O26];['combined_results_600'.$I26]))/['combined_results_600'.$J26]" table:style-name="ce1">
            <text:p>0.315642483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461.92381" table:style-name="ce1">
            <text:p>461.92381</text:p>
          </table:table-cell>
          <table:table-cell office:value-type="float" office:value="3624.7287099999999" table:style-name="ce1">
            <text:p>3624.72871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1842000000000001" table:style-name="ce1">
            <text:p>0.41842</text:p>
          </table:table-cell>
          <table:table-cell office:value-type="float" office:value="0.59465000000000001" table:style-name="ce2">
            <text:p>0.59465</text:p>
          </table:table-cell>
          <table:table-cell office:value-type="float" office:value="4402.1639100000002" table:style-name="ce2">
            <text:p>4402.16391</text:p>
          </table:table-cell>
          <table:table-cell office:value-type="float" office:value="6232.5499499999996" table:style-name="ce1">
            <text:p>6232.54995</text:p>
          </table:table-cell>
          <table:table-cell office:value-type="float" office:value="0.29368172813440502" table:formula="of:=(['combined_results_600'.$J27]-MAX(['combined_results_600'.$O27];['combined_results_600'.$I27]))/['combined_results_600'.$J27]" table:style-name="ce1">
            <text:p>0.293681728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135.49109000000001" table:style-name="ce1">
            <text:p>135.49109</text:p>
          </table:table-cell>
          <table:table-cell office:value-type="float" office:value="3624.7287099999999" table:style-name="ce1">
            <text:p>3624.72871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65" table:style-name="ce1">
            <text:p>0.4365</text:p>
          </table:table-cell>
          <table:table-cell office:value-type="float" office:value="0.59465000000000001" table:style-name="ce2">
            <text:p>0.59465</text:p>
          </table:table-cell>
          <table:table-cell office:value-type="float" office:value="4402.1639100000002" table:style-name="ce2">
            <text:p>4402.16391</text:p>
          </table:table-cell>
          <table:table-cell office:value-type="float" office:value="6432.5499499999996" table:style-name="ce1">
            <text:p>6432.54995</text:p>
          </table:table-cell>
          <table:table-cell office:value-type="float" office:value="0.31564248327368211" table:formula="of:=(['combined_results_600'.$J28]-MAX(['combined_results_600'.$O28];['combined_results_600'.$I28]))/['combined_results_600'.$J28]" table:style-name="ce1">
            <text:p>0.315642483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703.30381" table:style-name="ce1">
            <text:p>703.30381</text:p>
          </table:table-cell>
          <table:table-cell office:value-type="float" office:value="3624.7287099999999" table:style-name="ce1">
            <text:p>3624.72871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65" table:style-name="ce1">
            <text:p>0.4365</text:p>
          </table:table-cell>
          <table:table-cell office:value-type="float" office:value="0.59465000000000001" table:style-name="ce2">
            <text:p>0.59465</text:p>
          </table:table-cell>
          <table:table-cell office:value-type="float" office:value="4402.1639100000002" table:style-name="ce2">
            <text:p>4402.16391</text:p>
          </table:table-cell>
          <table:table-cell office:value-type="float" office:value="6432.5499499999996" table:style-name="ce1">
            <text:p>6432.54995</text:p>
          </table:table-cell>
          <table:table-cell office:value-type="float" office:value="0.31564248327368211" table:formula="of:=(['combined_results_600'.$J29]-MAX(['combined_results_600'.$O29];['combined_results_600'.$I29]))/['combined_results_600'.$J29]" table:style-name="ce1">
            <text:p>0.315642483</text:p>
          </table:table-cell>
          <table:table-cell office:value-type="float" office:value="4201" table:style-name="ce2">
            <text:p>4201</text:p>
          </table:table-cell>
          <table:table-cell office:value-type="float" office:value="4201" table:style-name="ce1">
            <text:p>4201</text:p>
          </table:table-cell>
          <table:table-cell office:value-type="float" office:value="704.07588999999996" table:style-name="ce1">
            <text:p>704.07589</text:p>
          </table:table-cell>
          <table:table-cell office:value-type="float" office:value="3624.7287099999999" table:style-name="ce1">
            <text:p>3624.72871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0894000000000003" table:style-name="ce1">
            <text:p>0.40894</text:p>
          </table:table-cell>
          <table:table-cell office:value-type="float" office:value="0.59465000000000001" table:style-name="ce2">
            <text:p>0.59465</text:p>
          </table:table-cell>
          <table:table-cell office:value-type="float" office:value="4402.1639100000002" table:style-name="ce2">
            <text:p>4402.16391</text:p>
          </table:table-cell>
          <table:table-cell office:value-type="float" office:value="6132.5499499999996" table:style-name="ce1">
            <text:p>6132.54995</text:p>
          </table:table-cell>
          <table:table-cell office:value-type="float" office:value="0.28216419827122641" table:formula="of:=(['combined_results_600'.$J30]-MAX(['combined_results_600'.$O30];['combined_results_600'.$I30]))/['combined_results_600'.$J30]" table:style-name="ce1">
            <text:p>0.282164198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135.577" table:style-name="ce1">
            <text:p>135.577</text:p>
          </table:table-cell>
          <table:table-cell office:value-type="float" office:value="3624.7287099999999" table:style-name="ce1">
            <text:p>3624.72871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65" table:style-name="ce1">
            <text:p>0.4365</text:p>
          </table:table-cell>
          <table:table-cell office:value-type="float" office:value="0.59465000000000001" table:style-name="ce2">
            <text:p>0.59465</text:p>
          </table:table-cell>
          <table:table-cell office:value-type="float" office:value="4402.1639100000002" table:style-name="ce2">
            <text:p>4402.16391</text:p>
          </table:table-cell>
          <table:table-cell office:value-type="float" office:value="6432.5499499999996" table:style-name="ce1">
            <text:p>6432.54995</text:p>
          </table:table-cell>
          <table:table-cell office:value-type="float" office:value="0.31564248327368211" table:formula="of:=(['combined_results_600'.$J31]-MAX(['combined_results_600'.$O31];['combined_results_600'.$I31]))/['combined_results_600'.$J31]" table:style-name="ce1">
            <text:p>0.315642483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0" table:style-name="ce1">
            <text:p>0</text:p>
          </table:table-cell>
          <table:table-cell office:value-type="float" office:value="3624.7287099999999" table:style-name="ce1">
            <text:p>3624.72871</text:p>
          </table:table-cell>
          <table:table-cell table:number-columns-repeated="1636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4832" table:style-name="ce1">
            <text:p>0.44832</text:p>
          </table:table-cell>
          <table:table-cell office:value-type="float" office:value="0.56691000000000003" table:style-name="ce2">
            <text:p>0.56691</text:p>
          </table:table-cell>
          <table:table-cell office:value-type="float" office:value="4820.6454299999996" table:style-name="ce2">
            <text:p>4820.64543</text:p>
          </table:table-cell>
          <table:table-cell office:value-type="float" office:value="7105.5432300000002" table:style-name="ce1">
            <text:p>7105.54323</text:p>
          </table:table-cell>
          <table:table-cell office:value-type="float" office:value="0.32156553356160505" table:formula="of:=(['combined_results_600'.$J32]-MAX(['combined_results_600'.$O32];['combined_results_600'.$I32]))/['combined_results_600'.$J32]" table:style-name="ce1">
            <text:p>0.321565534</text:p>
          </table:table-cell>
          <table:table-cell office:value-type="float" office:value="4201" table:style-name="ce2">
            <text:p>4201</text:p>
          </table:table-cell>
          <table:table-cell office:value-type="float" office:value="4201" table:style-name="ce1">
            <text:p>4201</text:p>
          </table:table-cell>
          <table:table-cell office:value-type="float" office:value="461.31657999999999" table:style-name="ce1">
            <text:p>461.31658</text:p>
          </table:table-cell>
          <table:table-cell office:value-type="float" office:value="3919.9686200000001" table:style-name="ce1">
            <text:p>3919.96862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234" table:style-name="ce1">
            <text:p>0.43234</text:p>
          </table:table-cell>
          <table:table-cell office:value-type="float" office:value="0.56691000000000003" table:style-name="ce2">
            <text:p>0.56691</text:p>
          </table:table-cell>
          <table:table-cell office:value-type="float" office:value="4820.6454299999996" table:style-name="ce2">
            <text:p>4820.64543</text:p>
          </table:table-cell>
          <table:table-cell office:value-type="float" office:value="6905.5432300000002" table:style-name="ce1">
            <text:p>6905.54323</text:p>
          </table:table-cell>
          <table:table-cell office:value-type="float" office:value="0.30191655175548016" table:formula="of:=(['combined_results_600'.$J33]-MAX(['combined_results_600'.$O33];['combined_results_600'.$I33]))/['combined_results_600'.$J33]" table:style-name="ce1">
            <text:p>0.301916552</text:p>
          </table:table-cell>
          <table:table-cell office:value-type="float" office:value="4201" table:style-name="ce2">
            <text:p>4201</text:p>
          </table:table-cell>
          <table:table-cell office:value-type="float" office:value="4205" table:style-name="ce1">
            <text:p>4205</text:p>
          </table:table-cell>
          <table:table-cell office:value-type="float" office:value="134.88387" table:style-name="ce1">
            <text:p>134.88387</text:p>
          </table:table-cell>
          <table:table-cell office:value-type="float" office:value="3919.9686200000001" table:style-name="ce1">
            <text:p>3919.96862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4832" table:style-name="ce1">
            <text:p>0.44832</text:p>
          </table:table-cell>
          <table:table-cell office:value-type="float" office:value="0.56691000000000003" table:style-name="ce2">
            <text:p>0.56691</text:p>
          </table:table-cell>
          <table:table-cell office:value-type="float" office:value="4820.6454299999996" table:style-name="ce2">
            <text:p>4820.64543</text:p>
          </table:table-cell>
          <table:table-cell office:value-type="float" office:value="7105.5432300000002" table:style-name="ce1">
            <text:p>7105.54323</text:p>
          </table:table-cell>
          <table:table-cell office:value-type="float" office:value="0.32156553356160505" table:formula="of:=(['combined_results_600'.$J34]-MAX(['combined_results_600'.$O34];['combined_results_600'.$I34]))/['combined_results_600'.$J34]" table:style-name="ce1">
            <text:p>0.321565534</text:p>
          </table:table-cell>
          <table:table-cell office:value-type="float" office:value="4201" table:style-name="ce2">
            <text:p>4201</text:p>
          </table:table-cell>
          <table:table-cell office:value-type="float" office:value="4205" table:style-name="ce1">
            <text:p>4205</text:p>
          </table:table-cell>
          <table:table-cell office:value-type="float" office:value="702.69658000000004" table:style-name="ce1">
            <text:p>702.69658</text:p>
          </table:table-cell>
          <table:table-cell office:value-type="float" office:value="3919.9686200000001" table:style-name="ce1">
            <text:p>3919.96862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4832" table:style-name="ce1">
            <text:p>0.44832</text:p>
          </table:table-cell>
          <table:table-cell office:value-type="float" office:value="0.56691000000000003" table:style-name="ce2">
            <text:p>0.56691</text:p>
          </table:table-cell>
          <table:table-cell office:value-type="float" office:value="4820.6454299999996" table:style-name="ce2">
            <text:p>4820.64543</text:p>
          </table:table-cell>
          <table:table-cell office:value-type="float" office:value="7105.5432300000002" table:style-name="ce1">
            <text:p>7105.54323</text:p>
          </table:table-cell>
          <table:table-cell office:value-type="float" office:value="0.32156553356160505" table:formula="of:=(['combined_results_600'.$J35]-MAX(['combined_results_600'.$O35];['combined_results_600'.$I35]))/['combined_results_600'.$J35]" table:style-name="ce1">
            <text:p>0.321565534</text:p>
          </table:table-cell>
          <table:table-cell office:value-type="float" office:value="4201" table:style-name="ce2">
            <text:p>4201</text:p>
          </table:table-cell>
          <table:table-cell office:value-type="float" office:value="4204" table:style-name="ce1">
            <text:p>4204</text:p>
          </table:table-cell>
          <table:table-cell office:value-type="float" office:value="703.46866" table:style-name="ce1">
            <text:p>703.46866</text:p>
          </table:table-cell>
          <table:table-cell office:value-type="float" office:value="3919.9686200000001" table:style-name="ce1">
            <text:p>3919.96862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2399999999999999" table:style-name="ce1">
            <text:p>0.424</text:p>
          </table:table-cell>
          <table:table-cell office:value-type="float" office:value="0.56691000000000003" table:style-name="ce2">
            <text:p>0.56691</text:p>
          </table:table-cell>
          <table:table-cell office:value-type="float" office:value="4820.6454299999996" table:style-name="ce2">
            <text:p>4820.64543</text:p>
          </table:table-cell>
          <table:table-cell office:value-type="float" office:value="6805.5432300000002" table:style-name="ce1">
            <text:p>6805.54323</text:p>
          </table:table-cell>
          <table:table-cell office:value-type="float" office:value="0.29165898046907279" table:formula="of:=(['combined_results_600'.$J36]-MAX(['combined_results_600'.$O36];['combined_results_600'.$I36]))/['combined_results_600'.$J36]" table:style-name="ce1">
            <text:p>0.29165898</text:p>
          </table:table-cell>
          <table:table-cell office:value-type="float" office:value="4201" table:style-name="ce2">
            <text:p>4201</text:p>
          </table:table-cell>
          <table:table-cell office:value-type="float" office:value="4208" table:style-name="ce1">
            <text:p>4208</text:p>
          </table:table-cell>
          <table:table-cell office:value-type="float" office:value="134.96977999999999" table:style-name="ce1">
            <text:p>134.96978</text:p>
          </table:table-cell>
          <table:table-cell office:value-type="float" office:value="3919.9686200000001" table:style-name="ce1">
            <text:p>3919.96862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4691999999999998" table:style-name="ce1">
            <text:p>0.44692</text:p>
          </table:table-cell>
          <table:table-cell office:value-type="float" office:value="0.56691000000000003" table:style-name="ce2">
            <text:p>0.56691</text:p>
          </table:table-cell>
          <table:table-cell office:value-type="float" office:value="4820.6454299999996" table:style-name="ce2">
            <text:p>4820.64543</text:p>
          </table:table-cell>
          <table:table-cell office:value-type="float" office:value="7087.4849299999996" table:style-name="ce1">
            <text:p>7087.48493</text:p>
          </table:table-cell>
          <table:table-cell office:value-type="float" office:value="0.31983694108539013" table:formula="of:=(['combined_results_600'.$J37]-MAX(['combined_results_600'.$O37];['combined_results_600'.$I37]))/['combined_results_600'.$J37]" table:style-name="ce1">
            <text:p>0.319836941</text:p>
          </table:table-cell>
          <table:table-cell office:value-type="float" office:value="4201" table:style-name="ce2">
            <text:p>4201</text:p>
          </table:table-cell>
          <table:table-cell office:value-type="float" office:value="4201" table:style-name="ce1">
            <text:p>4201</text:p>
          </table:table-cell>
          <table:table-cell office:value-type="float" office:value="0" table:style-name="ce1">
            <text:p>0</text:p>
          </table:table-cell>
          <table:table-cell office:value-type="float" office:value="3919.9686200000001" table:style-name="ce1">
            <text:p>3919.96862</text:p>
          </table:table-cell>
          <table:table-cell table:number-columns-repeated="1636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609999999999999" table:style-name="ce1">
            <text:p>0.4361</text:p>
          </table:table-cell>
          <table:table-cell office:value-type="float" office:value="0.56657999999999997" table:style-name="ce2">
            <text:p>0.56658</text:p>
          </table:table-cell>
          <table:table-cell office:value-type="float" office:value="4734.4814800000004" table:style-name="ce2">
            <text:p>4734.48148</text:p>
          </table:table-cell>
          <table:table-cell office:value-type="float" office:value="6417.8754300000001" table:style-name="ce1">
            <text:p>6417.87543</text:p>
          </table:table-cell>
          <table:table-cell office:value-type="float" office:value="0.26229769779124551" table:formula="of:=(['combined_results_600'.$J38]-MAX(['combined_results_600'.$O38];['combined_results_600'.$I38]))/['combined_results_600'.$J38]" table:style-name="ce1">
            <text:p>0.262297698</text:p>
          </table:table-cell>
          <table:table-cell office:value-type="float" office:value="4201" table:style-name="ce2">
            <text:p>4201</text:p>
          </table:table-cell>
          <table:table-cell office:value-type="float" office:value="4201" table:style-name="ce1">
            <text:p>4201</text:p>
          </table:table-cell>
          <table:table-cell office:value-type="float" office:value="462.28467999999998" table:style-name="ce1">
            <text:p>462.28468</text:p>
          </table:table-cell>
          <table:table-cell office:value-type="float" office:value="3619.0317100000002" table:style-name="ce1">
            <text:p>3619.03171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1796" table:style-name="ce1">
            <text:p>0.41796</text:p>
          </table:table-cell>
          <table:table-cell office:value-type="float" office:value="0.56657999999999997" table:style-name="ce2">
            <text:p>0.56658</text:p>
          </table:table-cell>
          <table:table-cell office:value-type="float" office:value="4734.4814800000004" table:style-name="ce2">
            <text:p>4734.48148</text:p>
          </table:table-cell>
          <table:table-cell office:value-type="float" office:value="6217.8754300000001" table:style-name="ce1">
            <text:p>6217.87543</text:p>
          </table:table-cell>
          <table:table-cell office:value-type="float" office:value="0.23856926159101255" table:formula="of:=(['combined_results_600'.$J39]-MAX(['combined_results_600'.$O39];['combined_results_600'.$I39]))/['combined_results_600'.$J39]" table:style-name="ce1">
            <text:p>0.238569262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135.85195999999999" table:style-name="ce1">
            <text:p>135.85196</text:p>
          </table:table-cell>
          <table:table-cell office:value-type="float" office:value="3619.0317100000002" table:style-name="ce1">
            <text:p>3619.03171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609999999999999" table:style-name="ce1">
            <text:p>0.4361</text:p>
          </table:table-cell>
          <table:table-cell office:value-type="float" office:value="0.56657999999999997" table:style-name="ce2">
            <text:p>0.56658</text:p>
          </table:table-cell>
          <table:table-cell office:value-type="float" office:value="4734.4814800000004" table:style-name="ce2">
            <text:p>4734.48148</text:p>
          </table:table-cell>
          <table:table-cell office:value-type="float" office:value="6417.8754300000001" table:style-name="ce1">
            <text:p>6417.87543</text:p>
          </table:table-cell>
          <table:table-cell office:value-type="float" office:value="0.26229769779124551" table:formula="of:=(['combined_results_600'.$J40]-MAX(['combined_results_600'.$O40];['combined_results_600'.$I40]))/['combined_results_600'.$J40]" table:style-name="ce1">
            <text:p>0.262297698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703.66467999999998" table:style-name="ce1">
            <text:p>703.66468</text:p>
          </table:table-cell>
          <table:table-cell office:value-type="float" office:value="3619.0317100000002" table:style-name="ce1">
            <text:p>3619.03171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609999999999999" table:style-name="ce1">
            <text:p>0.4361</text:p>
          </table:table-cell>
          <table:table-cell office:value-type="float" office:value="0.56657999999999997" table:style-name="ce2">
            <text:p>0.56658</text:p>
          </table:table-cell>
          <table:table-cell office:value-type="float" office:value="4734.4814800000004" table:style-name="ce2">
            <text:p>4734.48148</text:p>
          </table:table-cell>
          <table:table-cell office:value-type="float" office:value="6417.8754300000001" table:style-name="ce1">
            <text:p>6417.87543</text:p>
          </table:table-cell>
          <table:table-cell office:value-type="float" office:value="0.26229769779124551" table:formula="of:=(['combined_results_600'.$J41]-MAX(['combined_results_600'.$O41];['combined_results_600'.$I41]))/['combined_results_600'.$J41]" table:style-name="ce1">
            <text:p>0.262297698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704.43674999999996" table:style-name="ce1">
            <text:p>704.43675</text:p>
          </table:table-cell>
          <table:table-cell office:value-type="float" office:value="3619.0317100000002" table:style-name="ce1">
            <text:p>3619.03171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0844999999999998" table:style-name="ce1">
            <text:p>0.40845</text:p>
          </table:table-cell>
          <table:table-cell office:value-type="float" office:value="0.56657999999999997" table:style-name="ce2">
            <text:p>0.56658</text:p>
          </table:table-cell>
          <table:table-cell office:value-type="float" office:value="4734.4814800000004" table:style-name="ce2">
            <text:p>4734.48148</text:p>
          </table:table-cell>
          <table:table-cell office:value-type="float" office:value="6117.8754300000001" table:style-name="ce1">
            <text:p>6117.87543</text:p>
          </table:table-cell>
          <table:table-cell office:value-type="float" office:value="0.22612326220574905" table:formula="of:=(['combined_results_600'.$J42]-MAX(['combined_results_600'.$O42];['combined_results_600'.$I42]))/['combined_results_600'.$J42]" table:style-name="ce1">
            <text:p>0.226123262</text:p>
          </table:table-cell>
          <table:table-cell office:value-type="float" office:value="4201" table:style-name="ce2">
            <text:p>4201</text:p>
          </table:table-cell>
          <table:table-cell office:value-type="float" office:value="4205" table:style-name="ce1">
            <text:p>4205</text:p>
          </table:table-cell>
          <table:table-cell office:value-type="float" office:value="135.93787" table:style-name="ce1">
            <text:p>135.93787</text:p>
          </table:table-cell>
          <table:table-cell office:value-type="float" office:value="3619.0317100000002" table:style-name="ce1">
            <text:p>3619.03171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609999999999999" table:style-name="ce1">
            <text:p>0.4361</text:p>
          </table:table-cell>
          <table:table-cell office:value-type="float" office:value="0.56657999999999997" table:style-name="ce2">
            <text:p>0.56658</text:p>
          </table:table-cell>
          <table:table-cell office:value-type="float" office:value="4734.4814800000004" table:style-name="ce2">
            <text:p>4734.48148</text:p>
          </table:table-cell>
          <table:table-cell office:value-type="float" office:value="6417.8754300000001" table:style-name="ce1">
            <text:p>6417.87543</text:p>
          </table:table-cell>
          <table:table-cell office:value-type="float" office:value="0.26229769779124551" table:formula="of:=(['combined_results_600'.$J43]-MAX(['combined_results_600'.$O43];['combined_results_600'.$I43]))/['combined_results_600'.$J43]" table:style-name="ce1">
            <text:p>0.262297698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0" table:style-name="ce1">
            <text:p>0</text:p>
          </table:table-cell>
          <table:table-cell office:value-type="float" office:value="3619.0317100000002" table:style-name="ce1">
            <text:p>3619.03171</text:p>
          </table:table-cell>
          <table:table-cell table:number-columns-repeated="1636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1850999999999999" table:style-name="ce1">
            <text:p>0.41851</text:p>
          </table:table-cell>
          <table:table-cell office:value-type="float" office:value="0.55223999999999995" table:style-name="ce2">
            <text:p>0.55224</text:p>
          </table:table-cell>
          <table:table-cell office:value-type="float" office:value="4956.7991099999999" table:style-name="ce2">
            <text:p>4956.79911</text:p>
          </table:table-cell>
          <table:table-cell office:value-type="float" office:value="6593.8315199999997" table:style-name="ce1">
            <text:p>6593.83152</text:p>
          </table:table-cell>
          <table:table-cell office:value-type="float" office:value="0.2482672487209682" table:formula="of:=(['combined_results_600'.$J44]-MAX(['combined_results_600'.$O44];['combined_results_600'.$I44]))/['combined_results_600'.$J44]" table:style-name="ce1">
            <text:p>0.248267249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462.04712000000001" table:style-name="ce1">
            <text:p>462.04712</text:p>
          </table:table-cell>
          <table:table-cell office:value-type="float" office:value="3834.2778699999999" table:style-name="ce1">
            <text:p>3834.27787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0032000000000001" table:style-name="ce1">
            <text:p>0.40032</text:p>
          </table:table-cell>
          <table:table-cell office:value-type="float" office:value="0.55223999999999995" table:style-name="ce2">
            <text:p>0.55224</text:p>
          </table:table-cell>
          <table:table-cell office:value-type="float" office:value="4956.7991099999999" table:style-name="ce2">
            <text:p>4956.79911</text:p>
          </table:table-cell>
          <table:table-cell office:value-type="float" office:value="6393.8315199999997" table:style-name="ce1">
            <text:p>6393.83152</text:p>
          </table:table-cell>
          <table:table-cell office:value-type="float" office:value="0.22475293656158143" table:formula="of:=(['combined_results_600'.$J45]-MAX(['combined_results_600'.$O45];['combined_results_600'.$I45]))/['combined_results_600'.$J45]" table:style-name="ce1">
            <text:p>0.224752937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135.61440999999999" table:style-name="ce1">
            <text:p>135.61441</text:p>
          </table:table-cell>
          <table:table-cell office:value-type="float" office:value="3834.2778699999999" table:style-name="ce1">
            <text:p>3834.27787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1850999999999999" table:style-name="ce1">
            <text:p>0.41851</text:p>
          </table:table-cell>
          <table:table-cell office:value-type="float" office:value="0.55223999999999995" table:style-name="ce2">
            <text:p>0.55224</text:p>
          </table:table-cell>
          <table:table-cell office:value-type="float" office:value="4956.7991099999999" table:style-name="ce2">
            <text:p>4956.79911</text:p>
          </table:table-cell>
          <table:table-cell office:value-type="float" office:value="6593.8315199999997" table:style-name="ce1">
            <text:p>6593.83152</text:p>
          </table:table-cell>
          <table:table-cell office:value-type="float" office:value="0.2482672487209682" table:formula="of:=(['combined_results_600'.$J46]-MAX(['combined_results_600'.$O46];['combined_results_600'.$I46]))/['combined_results_600'.$J46]" table:style-name="ce1">
            <text:p>0.248267249</text:p>
          </table:table-cell>
          <table:table-cell office:value-type="float" office:value="4201" table:style-name="ce2">
            <text:p>4201</text:p>
          </table:table-cell>
          <table:table-cell office:value-type="float" office:value="4204" table:style-name="ce1">
            <text:p>4204</text:p>
          </table:table-cell>
          <table:table-cell office:value-type="float" office:value="703.42711999999995" table:style-name="ce1">
            <text:p>703.42712</text:p>
          </table:table-cell>
          <table:table-cell office:value-type="float" office:value="3834.2778699999999" table:style-name="ce1">
            <text:p>3834.27787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1850999999999999" table:style-name="ce1">
            <text:p>0.41851</text:p>
          </table:table-cell>
          <table:table-cell office:value-type="float" office:value="0.55223999999999995" table:style-name="ce2">
            <text:p>0.55224</text:p>
          </table:table-cell>
          <table:table-cell office:value-type="float" office:value="4956.7991099999999" table:style-name="ce2">
            <text:p>4956.79911</text:p>
          </table:table-cell>
          <table:table-cell office:value-type="float" office:value="6593.8315199999997" table:style-name="ce1">
            <text:p>6593.83152</text:p>
          </table:table-cell>
          <table:table-cell office:value-type="float" office:value="0.2482672487209682" table:formula="of:=(['combined_results_600'.$J47]-MAX(['combined_results_600'.$O47];['combined_results_600'.$I47]))/['combined_results_600'.$J47]" table:style-name="ce1">
            <text:p>0.248267249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704.19920000000002" table:style-name="ce1">
            <text:p>704.1992</text:p>
          </table:table-cell>
          <table:table-cell office:value-type="float" office:value="3834.2778699999999" table:style-name="ce1">
            <text:p>3834.27787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39079000000000003" table:style-name="ce1">
            <text:p>0.39079</text:p>
          </table:table-cell>
          <table:table-cell office:value-type="float" office:value="0.55223999999999995" table:style-name="ce2">
            <text:p>0.55224</text:p>
          </table:table-cell>
          <table:table-cell office:value-type="float" office:value="4956.7991099999999" table:style-name="ce2">
            <text:p>4956.79911</text:p>
          </table:table-cell>
          <table:table-cell office:value-type="float" office:value="6293.8315199999997" table:style-name="ce1">
            <text:p>6293.83152</text:p>
          </table:table-cell>
          <table:table-cell office:value-type="float" office:value="0.21243536719266992" table:formula="of:=(['combined_results_600'.$J48]-MAX(['combined_results_600'.$O48];['combined_results_600'.$I48]))/['combined_results_600'.$J48]" table:style-name="ce1">
            <text:p>0.212435367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135.70032" table:style-name="ce1">
            <text:p>135.70032</text:p>
          </table:table-cell>
          <table:table-cell office:value-type="float" office:value="3834.2778699999999" table:style-name="ce1">
            <text:p>3834.27787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1850999999999999" table:style-name="ce1">
            <text:p>0.41851</text:p>
          </table:table-cell>
          <table:table-cell office:value-type="float" office:value="0.55223999999999995" table:style-name="ce2">
            <text:p>0.55224</text:p>
          </table:table-cell>
          <table:table-cell office:value-type="float" office:value="4956.7991099999999" table:style-name="ce2">
            <text:p>4956.79911</text:p>
          </table:table-cell>
          <table:table-cell office:value-type="float" office:value="6593.8315199999997" table:style-name="ce1">
            <text:p>6593.83152</text:p>
          </table:table-cell>
          <table:table-cell office:value-type="float" office:value="0.2482672487209682" table:formula="of:=(['combined_results_600'.$J49]-MAX(['combined_results_600'.$O49];['combined_results_600'.$I49]))/['combined_results_600'.$J49]" table:style-name="ce1">
            <text:p>0.248267249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0" table:style-name="ce1">
            <text:p>0</text:p>
          </table:table-cell>
          <table:table-cell office:value-type="float" office:value="3834.2778699999999" table:style-name="ce1">
            <text:p>3834.27787</text:p>
          </table:table-cell>
          <table:table-cell table:number-columns-repeated="1636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5967000000000002" table:style-name="ce1">
            <text:p>0.45967</text:p>
          </table:table-cell>
          <table:table-cell office:value-type="float" office:value="0.60631999999999997" table:style-name="ce2">
            <text:p>0.60632</text:p>
          </table:table-cell>
          <table:table-cell office:value-type="float" office:value="4268.7600300000004" table:style-name="ce2">
            <text:p>4268.76003</text:p>
          </table:table-cell>
          <table:table-cell office:value-type="float" office:value="6813.2010200000004" table:style-name="ce1">
            <text:p>6813.20102</text:p>
          </table:table-cell>
          <table:table-cell office:value-type="float" office:value="0.37345749560754921" table:formula="of:=(['combined_results_600'.$J50]-MAX(['combined_results_600'.$O50];['combined_results_600'.$I50]))/['combined_results_600'.$J50]" table:style-name="ce1">
            <text:p>0.373457496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461.58156000000002" table:style-name="ce1">
            <text:p>461.58156</text:p>
          </table:table-cell>
          <table:table-cell office:value-type="float" office:value="3681.35412" table:style-name="ce1">
            <text:p>3681.35412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4333" table:style-name="ce1">
            <text:p>0.44333</text:p>
          </table:table-cell>
          <table:table-cell office:value-type="float" office:value="0.60631999999999997" table:style-name="ce2">
            <text:p>0.60632</text:p>
          </table:table-cell>
          <table:table-cell office:value-type="float" office:value="4268.7600300000004" table:style-name="ce2">
            <text:p>4268.76003</text:p>
          </table:table-cell>
          <table:table-cell office:value-type="float" office:value="6613.2010200000004" table:style-name="ce1">
            <text:p>6613.20102</text:p>
          </table:table-cell>
          <table:table-cell office:value-type="float" office:value="0.35450925851336057" table:formula="of:=(['combined_results_600'.$J51]-MAX(['combined_results_600'.$O51];['combined_results_600'.$I51]))/['combined_results_600'.$J51]" table:style-name="ce1">
            <text:p>0.354509259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135.14885000000001" table:style-name="ce1">
            <text:p>135.14885</text:p>
          </table:table-cell>
          <table:table-cell office:value-type="float" office:value="3681.35412" table:style-name="ce1">
            <text:p>3681.35412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5967000000000002" table:style-name="ce1">
            <text:p>0.45967</text:p>
          </table:table-cell>
          <table:table-cell office:value-type="float" office:value="0.60631999999999997" table:style-name="ce2">
            <text:p>0.60632</text:p>
          </table:table-cell>
          <table:table-cell office:value-type="float" office:value="4268.7600300000004" table:style-name="ce2">
            <text:p>4268.76003</text:p>
          </table:table-cell>
          <table:table-cell office:value-type="float" office:value="6813.2010200000004" table:style-name="ce1">
            <text:p>6813.20102</text:p>
          </table:table-cell>
          <table:table-cell office:value-type="float" office:value="0.37345749560754921" table:formula="of:=(['combined_results_600'.$J52]-MAX(['combined_results_600'.$O52];['combined_results_600'.$I52]))/['combined_results_600'.$J52]" table:style-name="ce1">
            <text:p>0.373457496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702.96155999999996" table:style-name="ce1">
            <text:p>702.96156</text:p>
          </table:table-cell>
          <table:table-cell office:value-type="float" office:value="3681.35412" table:style-name="ce1">
            <text:p>3681.35412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5967000000000002" table:style-name="ce1">
            <text:p>0.45967</text:p>
          </table:table-cell>
          <table:table-cell office:value-type="float" office:value="0.60631999999999997" table:style-name="ce2">
            <text:p>0.60632</text:p>
          </table:table-cell>
          <table:table-cell office:value-type="float" office:value="4268.7600300000004" table:style-name="ce2">
            <text:p>4268.76003</text:p>
          </table:table-cell>
          <table:table-cell office:value-type="float" office:value="6813.2010200000004" table:style-name="ce1">
            <text:p>6813.20102</text:p>
          </table:table-cell>
          <table:table-cell office:value-type="float" office:value="0.37345749560754921" table:formula="of:=(['combined_results_600'.$J53]-MAX(['combined_results_600'.$O53];['combined_results_600'.$I53]))/['combined_results_600'.$J53]" table:style-name="ce1">
            <text:p>0.373457496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703.73364000000004" table:style-name="ce1">
            <text:p>703.73364</text:p>
          </table:table-cell>
          <table:table-cell office:value-type="float" office:value="3681.35412" table:style-name="ce1">
            <text:p>3681.35412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479000000000001" table:style-name="ce1">
            <text:p>0.43479</text:p>
          </table:table-cell>
          <table:table-cell office:value-type="float" office:value="0.60631999999999997" table:style-name="ce2">
            <text:p>0.60632</text:p>
          </table:table-cell>
          <table:table-cell office:value-type="float" office:value="4268.7600300000004" table:style-name="ce2">
            <text:p>4268.76003</text:p>
          </table:table-cell>
          <table:table-cell office:value-type="float" office:value="6513.2010200000004" table:style-name="ce1">
            <text:p>6513.20102</text:p>
          </table:table-cell>
          <table:table-cell office:value-type="float" office:value="0.34459875921348421" table:formula="of:=(['combined_results_600'.$J54]-MAX(['combined_results_600'.$O54];['combined_results_600'.$I54]))/['combined_results_600'.$J54]" table:style-name="ce1">
            <text:p>0.344598759</text:p>
          </table:table-cell>
          <table:table-cell office:value-type="float" office:value="4201" table:style-name="ce2">
            <text:p>4201</text:p>
          </table:table-cell>
          <table:table-cell office:value-type="float" office:value="4207" table:style-name="ce1">
            <text:p>4207</text:p>
          </table:table-cell>
          <table:table-cell office:value-type="float" office:value="135.23475999999999" table:style-name="ce1">
            <text:p>135.23476</text:p>
          </table:table-cell>
          <table:table-cell office:value-type="float" office:value="3681.35412" table:style-name="ce1">
            <text:p>3681.35412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5613999999999999" table:style-name="ce1">
            <text:p>0.45614</text:p>
          </table:table-cell>
          <table:table-cell office:value-type="float" office:value="0.60631999999999997" table:style-name="ce2">
            <text:p>0.60632</text:p>
          </table:table-cell>
          <table:table-cell office:value-type="float" office:value="4268.7600300000004" table:style-name="ce2">
            <text:p>4268.76003</text:p>
          </table:table-cell>
          <table:table-cell office:value-type="float" office:value="6768.8851000000004" table:style-name="ce1">
            <text:p>6768.8851</text:p>
          </table:table-cell>
          <table:table-cell office:value-type="float" office:value="0.36935551912382142" table:formula="of:=(['combined_results_600'.$J55]-MAX(['combined_results_600'.$O55];['combined_results_600'.$I55]))/['combined_results_600'.$J55]" table:style-name="ce1">
            <text:p>0.369355519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0" table:style-name="ce1">
            <text:p>0</text:p>
          </table:table-cell>
          <table:table-cell office:value-type="float" office:value="3681.35412" table:style-name="ce1">
            <text:p>3681.35412</text:p>
          </table:table-cell>
          <table:table-cell table:number-columns-repeated="1636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6733999999999998" table:style-name="ce1">
            <text:p>0.46734</text:p>
          </table:table-cell>
          <table:table-cell office:value-type="float" office:value="0.56928999999999996" table:style-name="ce2">
            <text:p>0.56929</text:p>
          </table:table-cell>
          <table:table-cell office:value-type="float" office:value="4727.2116500000002" table:style-name="ce2">
            <text:p>4727.21165</text:p>
          </table:table-cell>
          <table:table-cell office:value-type="float" office:value="7138.6836300000004" table:style-name="ce1">
            <text:p>7138.68363</text:p>
          </table:table-cell>
          <table:table-cell office:value-type="float" office:value="0.33780345298759235" table:formula="of:=(['combined_results_600'.$J56]-MAX(['combined_results_600'.$O56];['combined_results_600'.$I56]))/['combined_results_600'.$J56]" table:style-name="ce1">
            <text:p>0.337803453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461.08289000000002" table:style-name="ce1">
            <text:p>461.08289</text:p>
          </table:table-cell>
          <table:table-cell office:value-type="float" office:value="3802.5253699999998" table:style-name="ce1">
            <text:p>3802.52537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5197999999999999" table:style-name="ce1">
            <text:p>0.45198</text:p>
          </table:table-cell>
          <table:table-cell office:value-type="float" office:value="0.56928999999999996" table:style-name="ce2">
            <text:p>0.56929</text:p>
          </table:table-cell>
          <table:table-cell office:value-type="float" office:value="4727.2116500000002" table:style-name="ce2">
            <text:p>4727.21165</text:p>
          </table:table-cell>
          <table:table-cell office:value-type="float" office:value="6938.6836300000004" table:style-name="ce1">
            <text:p>6938.68363</text:p>
          </table:table-cell>
          <table:table-cell office:value-type="float" office:value="0.31871635859552805" table:formula="of:=(['combined_results_600'.$J57]-MAX(['combined_results_600'.$O57];['combined_results_600'.$I57]))/['combined_results_600'.$J57]" table:style-name="ce1">
            <text:p>0.318716359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134.65017" table:style-name="ce1">
            <text:p>134.65017</text:p>
          </table:table-cell>
          <table:table-cell office:value-type="float" office:value="3802.5253699999998" table:style-name="ce1">
            <text:p>3802.52537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6733999999999998" table:style-name="ce1">
            <text:p>0.46734</text:p>
          </table:table-cell>
          <table:table-cell office:value-type="float" office:value="0.56928999999999996" table:style-name="ce2">
            <text:p>0.56929</text:p>
          </table:table-cell>
          <table:table-cell office:value-type="float" office:value="4727.2116500000002" table:style-name="ce2">
            <text:p>4727.21165</text:p>
          </table:table-cell>
          <table:table-cell office:value-type="float" office:value="7138.6836300000004" table:style-name="ce1">
            <text:p>7138.68363</text:p>
          </table:table-cell>
          <table:table-cell office:value-type="float" office:value="0.33780345298759235" table:formula="of:=(['combined_results_600'.$J58]-MAX(['combined_results_600'.$O58];['combined_results_600'.$I58]))/['combined_results_600'.$J58]" table:style-name="ce1">
            <text:p>0.337803453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702.46289000000002" table:style-name="ce1">
            <text:p>702.46289</text:p>
          </table:table-cell>
          <table:table-cell office:value-type="float" office:value="3802.5253699999998" table:style-name="ce1">
            <text:p>3802.52537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6733999999999998" table:style-name="ce1">
            <text:p>0.46734</text:p>
          </table:table-cell>
          <table:table-cell office:value-type="float" office:value="0.56928999999999996" table:style-name="ce2">
            <text:p>0.56929</text:p>
          </table:table-cell>
          <table:table-cell office:value-type="float" office:value="4727.2116500000002" table:style-name="ce2">
            <text:p>4727.21165</text:p>
          </table:table-cell>
          <table:table-cell office:value-type="float" office:value="7138.6836300000004" table:style-name="ce1">
            <text:p>7138.68363</text:p>
          </table:table-cell>
          <table:table-cell office:value-type="float" office:value="0.33780345298759235" table:formula="of:=(['combined_results_600'.$J59]-MAX(['combined_results_600'.$O59];['combined_results_600'.$I59]))/['combined_results_600'.$J59]" table:style-name="ce1">
            <text:p>0.337803453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703.23496" table:style-name="ce1">
            <text:p>703.23496</text:p>
          </table:table-cell>
          <table:table-cell office:value-type="float" office:value="3802.5253699999998" table:style-name="ce1">
            <text:p>3802.52537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4396999999999998" table:style-name="ce1">
            <text:p>0.44397</text:p>
          </table:table-cell>
          <table:table-cell office:value-type="float" office:value="0.56928999999999996" table:style-name="ce2">
            <text:p>0.56929</text:p>
          </table:table-cell>
          <table:table-cell office:value-type="float" office:value="4727.2116500000002" table:style-name="ce2">
            <text:p>4727.21165</text:p>
          </table:table-cell>
          <table:table-cell office:value-type="float" office:value="6838.6836300000004" table:style-name="ce1">
            <text:p>6838.68363</text:p>
          </table:table-cell>
          <table:table-cell office:value-type="float" office:value="0.30875415419677782" table:formula="of:=(['combined_results_600'.$J60]-MAX(['combined_results_600'.$O60];['combined_results_600'.$I60]))/['combined_results_600'.$J60]" table:style-name="ce1">
            <text:p>0.308754154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134.73607999999999" table:style-name="ce1">
            <text:p>134.73608</text:p>
          </table:table-cell>
          <table:table-cell office:value-type="float" office:value="3802.5253699999998" table:style-name="ce1">
            <text:p>3802.52537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964999999999999" table:style-name="ce1">
            <text:p>0.43965</text:p>
          </table:table-cell>
          <table:table-cell office:value-type="float" office:value="0.56928999999999996" table:style-name="ce2">
            <text:p>0.56929</text:p>
          </table:table-cell>
          <table:table-cell office:value-type="float" office:value="4727.2116500000002" table:style-name="ce2">
            <text:p>4727.21165</text:p>
          </table:table-cell>
          <table:table-cell office:value-type="float" office:value="6786.0154300000004" table:style-name="ce1">
            <text:p>6786.01543</text:p>
          </table:table-cell>
          <table:table-cell office:value-type="float" office:value="0.30338919815866083" table:formula="of:=(['combined_results_600'.$J61]-MAX(['combined_results_600'.$O61];['combined_results_600'.$I61]))/['combined_results_600'.$J61]" table:style-name="ce1">
            <text:p>0.303389198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0" table:style-name="ce1">
            <text:p>0</text:p>
          </table:table-cell>
          <table:table-cell office:value-type="float" office:value="3802.5253699999998" table:style-name="ce1">
            <text:p>3802.52537</text:p>
          </table:table-cell>
          <table:table-cell table:number-columns-repeated="1636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783" table:style-name="ce1">
            <text:p>0.43783</text:p>
          </table:table-cell>
          <table:table-cell office:value-type="float" office:value="0.57645000000000002" table:style-name="ce2">
            <text:p>0.57645</text:p>
          </table:table-cell>
          <table:table-cell office:value-type="float" office:value="4647.3220600000004" table:style-name="ce2">
            <text:p>4647.32206</text:p>
          </table:table-cell>
          <table:table-cell office:value-type="float" office:value="6594.4409999999998" table:style-name="ce1">
            <text:p>6594.441</text:p>
          </table:table-cell>
          <table:table-cell office:value-type="float" office:value="0.29526671631454426" table:formula="of:=(['combined_results_600'.$J62]-MAX(['combined_results_600'.$O62];['combined_results_600'.$I62]))/['combined_results_600'.$J62]" table:style-name="ce1">
            <text:p>0.295266716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461.97073999999998" table:style-name="ce1">
            <text:p>461.97074</text:p>
          </table:table-cell>
          <table:table-cell office:value-type="float" office:value="3707.19695" table:style-name="ce1">
            <text:p>3707.19695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2025000000000001" table:style-name="ce1">
            <text:p>0.42025</text:p>
          </table:table-cell>
          <table:table-cell office:value-type="float" office:value="0.57645000000000002" table:style-name="ce2">
            <text:p>0.57645</text:p>
          </table:table-cell>
          <table:table-cell office:value-type="float" office:value="4647.3220600000004" table:style-name="ce2">
            <text:p>4647.32206</text:p>
          </table:table-cell>
          <table:table-cell office:value-type="float" office:value="6394.4409999999998" table:style-name="ce1">
            <text:p>6394.441</text:p>
          </table:table-cell>
          <table:table-cell office:value-type="float" office:value="0.27322465560320275" table:formula="of:=(['combined_results_600'.$J63]-MAX(['combined_results_600'.$O63];['combined_results_600'.$I63]))/['combined_results_600'.$J63]" table:style-name="ce1">
            <text:p>0.273224656</text:p>
          </table:table-cell>
          <table:table-cell office:value-type="float" office:value="4201" table:style-name="ce2">
            <text:p>4201</text:p>
          </table:table-cell>
          <table:table-cell office:value-type="float" office:value="4200" table:style-name="ce1">
            <text:p>4200</text:p>
          </table:table-cell>
          <table:table-cell office:value-type="float" office:value="135.53802999999999" table:style-name="ce1">
            <text:p>135.53803</text:p>
          </table:table-cell>
          <table:table-cell office:value-type="float" office:value="3707.19695" table:style-name="ce1">
            <text:p>3707.19695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783" table:style-name="ce1">
            <text:p>0.43783</text:p>
          </table:table-cell>
          <table:table-cell office:value-type="float" office:value="0.57645000000000002" table:style-name="ce2">
            <text:p>0.57645</text:p>
          </table:table-cell>
          <table:table-cell office:value-type="float" office:value="4647.3220600000004" table:style-name="ce2">
            <text:p>4647.32206</text:p>
          </table:table-cell>
          <table:table-cell office:value-type="float" office:value="6594.4409999999998" table:style-name="ce1">
            <text:p>6594.441</text:p>
          </table:table-cell>
          <table:table-cell office:value-type="float" office:value="0.29526671631454426" table:formula="of:=(['combined_results_600'.$J64]-MAX(['combined_results_600'.$O64];['combined_results_600'.$I64]))/['combined_results_600'.$J64]" table:style-name="ce1">
            <text:p>0.295266716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703.35073999999997" table:style-name="ce1">
            <text:p>703.35074</text:p>
          </table:table-cell>
          <table:table-cell office:value-type="float" office:value="3707.19695" table:style-name="ce1">
            <text:p>3707.19695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783" table:style-name="ce1">
            <text:p>0.43783</text:p>
          </table:table-cell>
          <table:table-cell office:value-type="float" office:value="0.57645000000000002" table:style-name="ce2">
            <text:p>0.57645</text:p>
          </table:table-cell>
          <table:table-cell office:value-type="float" office:value="4647.3220600000004" table:style-name="ce2">
            <text:p>4647.32206</text:p>
          </table:table-cell>
          <table:table-cell office:value-type="float" office:value="6594.4409999999998" table:style-name="ce1">
            <text:p>6594.441</text:p>
          </table:table-cell>
          <table:table-cell office:value-type="float" office:value="0.29526671631454426" table:formula="of:=(['combined_results_600'.$J65]-MAX(['combined_results_600'.$O65];['combined_results_600'.$I65]))/['combined_results_600'.$J65]" table:style-name="ce1">
            <text:p>0.295266716</text:p>
          </table:table-cell>
          <table:table-cell office:value-type="float" office:value="4201" table:style-name="ce2">
            <text:p>4201</text:p>
          </table:table-cell>
          <table:table-cell office:value-type="float" office:value="4201" table:style-name="ce1">
            <text:p>4201</text:p>
          </table:table-cell>
          <table:table-cell office:value-type="float" office:value="704.12282000000005" table:style-name="ce1">
            <text:p>704.12282</text:p>
          </table:table-cell>
          <table:table-cell office:value-type="float" office:value="3707.19695" table:style-name="ce1">
            <text:p>3707.19695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1104000000000002" table:style-name="ce1">
            <text:p>0.41104</text:p>
          </table:table-cell>
          <table:table-cell office:value-type="float" office:value="0.57645000000000002" table:style-name="ce2">
            <text:p>0.57645</text:p>
          </table:table-cell>
          <table:table-cell office:value-type="float" office:value="4647.3220600000004" table:style-name="ce2">
            <text:p>4647.32206</text:p>
          </table:table-cell>
          <table:table-cell office:value-type="float" office:value="6294.4409999999998" table:style-name="ce1">
            <text:p>6294.441</text:p>
          </table:table-cell>
          <table:table-cell office:value-type="float" office:value="0.26167835078603474" table:formula="of:=(['combined_results_600'.$J66]-MAX(['combined_results_600'.$O66];['combined_results_600'.$I66]))/['combined_results_600'.$J66]" table:style-name="ce1">
            <text:p>0.261678351</text:p>
          </table:table-cell>
          <table:table-cell office:value-type="float" office:value="4201" table:style-name="ce2">
            <text:p>4201</text:p>
          </table:table-cell>
          <table:table-cell office:value-type="float" office:value="4201" table:style-name="ce1">
            <text:p>4201</text:p>
          </table:table-cell>
          <table:table-cell office:value-type="float" office:value="135.62394" table:style-name="ce1">
            <text:p>135.62394</text:p>
          </table:table-cell>
          <table:table-cell office:value-type="float" office:value="3707.19695" table:style-name="ce1">
            <text:p>3707.19695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783" table:style-name="ce1">
            <text:p>0.43783</text:p>
          </table:table-cell>
          <table:table-cell office:value-type="float" office:value="0.57645000000000002" table:style-name="ce2">
            <text:p>0.57645</text:p>
          </table:table-cell>
          <table:table-cell office:value-type="float" office:value="4647.3220600000004" table:style-name="ce2">
            <text:p>4647.32206</text:p>
          </table:table-cell>
          <table:table-cell office:value-type="float" office:value="6594.4409999999998" table:style-name="ce1">
            <text:p>6594.441</text:p>
          </table:table-cell>
          <table:table-cell office:value-type="float" office:value="0.29526671631454426" table:formula="of:=(['combined_results_600'.$J67]-MAX(['combined_results_600'.$O67];['combined_results_600'.$I67]))/['combined_results_600'.$J67]" table:style-name="ce1">
            <text:p>0.295266716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0" table:style-name="ce1">
            <text:p>0</text:p>
          </table:table-cell>
          <table:table-cell office:value-type="float" office:value="3707.19695" table:style-name="ce1">
            <text:p>3707.19695</text:p>
          </table:table-cell>
          <table:table-cell table:number-columns-repeated="1636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9036999999999997" table:style-name="ce1">
            <text:p>0.49037</text:p>
          </table:table-cell>
          <table:table-cell office:value-type="float" office:value="0.57647999999999999" table:style-name="ce2">
            <text:p>0.57648</text:p>
          </table:table-cell>
          <table:table-cell office:value-type="float" office:value="4596.6724299999996" table:style-name="ce2">
            <text:p>4596.67243</text:p>
          </table:table-cell>
          <table:table-cell office:value-type="float" office:value="7126.8460500000001" table:style-name="ce1">
            <text:p>7126.84605</text:p>
          </table:table-cell>
          <table:table-cell office:value-type="float" office:value="0.35502010317733751" table:formula="of:=(['combined_results_600'.$J68]-MAX(['combined_results_600'.$O68];['combined_results_600'.$I68]))/['combined_results_600'.$J68]" table:style-name="ce1">
            <text:p>0.355020103</text:p>
          </table:table-cell>
          <table:table-cell office:value-type="float" office:value="4201" table:style-name="ce2">
            <text:p>4201</text:p>
          </table:table-cell>
          <table:table-cell office:value-type="float" office:value="4238" table:style-name="ce1">
            <text:p>4238</text:p>
          </table:table-cell>
          <table:table-cell office:value-type="float" office:value="461.06522000000001" table:style-name="ce1">
            <text:p>461.06522</text:p>
          </table:table-cell>
          <table:table-cell office:value-type="float" office:value="3632.0861199999999" table:style-name="ce1">
            <text:p>3632.08612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7565000000000002" table:style-name="ce1">
            <text:p>0.47565</text:p>
          </table:table-cell>
          <table:table-cell office:value-type="float" office:value="0.57647999999999999" table:style-name="ce2">
            <text:p>0.57648</text:p>
          </table:table-cell>
          <table:table-cell office:value-type="float" office:value="4596.6724299999996" table:style-name="ce2">
            <text:p>4596.67243</text:p>
          </table:table-cell>
          <table:table-cell office:value-type="float" office:value="6926.8460500000001" table:style-name="ce1">
            <text:p>6926.84605</text:p>
          </table:table-cell>
          <table:table-cell office:value-type="float" office:value="0.33639748930178698" table:formula="of:=(['combined_results_600'.$J69]-MAX(['combined_results_600'.$O69];['combined_results_600'.$I69]))/['combined_results_600'.$J69]" table:style-name="ce1">
            <text:p>0.336397489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134.63251" table:style-name="ce1">
            <text:p>134.63251</text:p>
          </table:table-cell>
          <table:table-cell office:value-type="float" office:value="3632.0861199999999" table:style-name="ce1">
            <text:p>3632.08612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9036999999999997" table:style-name="ce1">
            <text:p>0.49037</text:p>
          </table:table-cell>
          <table:table-cell office:value-type="float" office:value="0.57647999999999999" table:style-name="ce2">
            <text:p>0.57648</text:p>
          </table:table-cell>
          <table:table-cell office:value-type="float" office:value="4596.6724299999996" table:style-name="ce2">
            <text:p>4596.67243</text:p>
          </table:table-cell>
          <table:table-cell office:value-type="float" office:value="7126.8460500000001" table:style-name="ce1">
            <text:p>7126.84605</text:p>
          </table:table-cell>
          <table:table-cell office:value-type="float" office:value="0.35502010317733751" table:formula="of:=(['combined_results_600'.$J70]-MAX(['combined_results_600'.$O70];['combined_results_600'.$I70]))/['combined_results_600'.$J70]" table:style-name="ce1">
            <text:p>0.355020103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702.44521999999995" table:style-name="ce1">
            <text:p>702.44522</text:p>
          </table:table-cell>
          <table:table-cell office:value-type="float" office:value="3632.0861199999999" table:style-name="ce1">
            <text:p>3632.08612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9036999999999997" table:style-name="ce1">
            <text:p>0.49037</text:p>
          </table:table-cell>
          <table:table-cell office:value-type="float" office:value="0.57647999999999999" table:style-name="ce2">
            <text:p>0.57648</text:p>
          </table:table-cell>
          <table:table-cell office:value-type="float" office:value="4596.6724299999996" table:style-name="ce2">
            <text:p>4596.67243</text:p>
          </table:table-cell>
          <table:table-cell office:value-type="float" office:value="7126.8460500000001" table:style-name="ce1">
            <text:p>7126.84605</text:p>
          </table:table-cell>
          <table:table-cell office:value-type="float" office:value="0.35502010317733751" table:formula="of:=(['combined_results_600'.$J71]-MAX(['combined_results_600'.$O71];['combined_results_600'.$I71]))/['combined_results_600'.$J71]" table:style-name="ce1">
            <text:p>0.355020103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703.21730000000002" table:style-name="ce1">
            <text:p>703.2173</text:p>
          </table:table-cell>
          <table:table-cell office:value-type="float" office:value="3632.0861199999999" table:style-name="ce1">
            <text:p>3632.08612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6797" table:style-name="ce1">
            <text:p>0.46797</text:p>
          </table:table-cell>
          <table:table-cell office:value-type="float" office:value="0.57647999999999999" table:style-name="ce2">
            <text:p>0.57648</text:p>
          </table:table-cell>
          <table:table-cell office:value-type="float" office:value="4596.6724299999996" table:style-name="ce2">
            <text:p>4596.67243</text:p>
          </table:table-cell>
          <table:table-cell office:value-type="float" office:value="6826.8460500000001" table:style-name="ce1">
            <text:p>6826.84605</text:p>
          </table:table-cell>
          <table:table-cell office:value-type="float" office:value="0.32667700482274686" table:formula="of:=(['combined_results_600'.$J72]-MAX(['combined_results_600'.$O72];['combined_results_600'.$I72]))/['combined_results_600'.$J72]" table:style-name="ce1">
            <text:p>0.326677005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134.71842000000001" table:style-name="ce1">
            <text:p>134.71842</text:p>
          </table:table-cell>
          <table:table-cell office:value-type="float" office:value="3632.0861199999999" table:style-name="ce1">
            <text:p>3632.08612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7570000000000001" table:style-name="ce1">
            <text:p>0.4757</text:p>
          </table:table-cell>
          <table:table-cell office:value-type="float" office:value="0.57647999999999999" table:style-name="ce2">
            <text:p>0.57648</text:p>
          </table:table-cell>
          <table:table-cell office:value-type="float" office:value="4596.6724299999996" table:style-name="ce2">
            <text:p>4596.67243</text:p>
          </table:table-cell>
          <table:table-cell office:value-type="float" office:value="6927.48729" table:style-name="ce1">
            <text:p>6927.48729</text:p>
          </table:table-cell>
          <table:table-cell office:value-type="float" office:value="0.33645891539412703" table:formula="of:=(['combined_results_600'.$J73]-MAX(['combined_results_600'.$O73];['combined_results_600'.$I73]))/['combined_results_600'.$J73]" table:style-name="ce1">
            <text:p>0.336458915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0" table:style-name="ce1">
            <text:p>0</text:p>
          </table:table-cell>
          <table:table-cell office:value-type="float" office:value="3632.0861199999999" table:style-name="ce1">
            <text:p>3632.08612</text:p>
          </table:table-cell>
          <table:table-cell table:number-columns-repeated="1636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4805" table:style-name="ce1">
            <text:p>0.44805</text:p>
          </table:table-cell>
          <table:table-cell office:value-type="float" office:value="0.58194999999999997" table:style-name="ce2">
            <text:p>0.58195</text:p>
          </table:table-cell>
          <table:table-cell office:value-type="float" office:value="4556.62158" table:style-name="ce2">
            <text:p>4556.62158</text:p>
          </table:table-cell>
          <table:table-cell office:value-type="float" office:value="6475.6406299999999" table:style-name="ce1">
            <text:p>6475.64063</text:p>
          </table:table-cell>
          <table:table-cell office:value-type="float" office:value="0.29634427845017702" table:formula="of:=(['combined_results_600'.$J74]-MAX(['combined_results_600'.$O74];['combined_results_600'.$I74]))/['combined_results_600'.$J74]" table:style-name="ce1">
            <text:p>0.296344278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462.03277000000003" table:style-name="ce1">
            <text:p>462.03277</text:p>
          </table:table-cell>
          <table:table-cell office:value-type="float" office:value="3574.22379" table:style-name="ce1">
            <text:p>3574.22379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046000000000001" table:style-name="ce1">
            <text:p>0.43046</text:p>
          </table:table-cell>
          <table:table-cell office:value-type="float" office:value="0.58194999999999997" table:style-name="ce2">
            <text:p>0.58195</text:p>
          </table:table-cell>
          <table:table-cell office:value-type="float" office:value="4556.62158" table:style-name="ce2">
            <text:p>4556.62158</text:p>
          </table:table-cell>
          <table:table-cell office:value-type="float" office:value="6275.6406299999999" table:style-name="ce1">
            <text:p>6275.64063</text:p>
          </table:table-cell>
          <table:table-cell office:value-type="float" office:value="0.27391929387773117" table:formula="of:=(['combined_results_600'.$J75]-MAX(['combined_results_600'.$O75];['combined_results_600'.$I75]))/['combined_results_600'.$J75]" table:style-name="ce1">
            <text:p>0.273919294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135.60006000000001" table:style-name="ce1">
            <text:p>135.60006</text:p>
          </table:table-cell>
          <table:table-cell office:value-type="float" office:value="3574.22379" table:style-name="ce1">
            <text:p>3574.22379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4805" table:style-name="ce1">
            <text:p>0.44805</text:p>
          </table:table-cell>
          <table:table-cell office:value-type="float" office:value="0.58194999999999997" table:style-name="ce2">
            <text:p>0.58195</text:p>
          </table:table-cell>
          <table:table-cell office:value-type="float" office:value="4556.62158" table:style-name="ce2">
            <text:p>4556.62158</text:p>
          </table:table-cell>
          <table:table-cell office:value-type="float" office:value="6475.6406299999999" table:style-name="ce1">
            <text:p>6475.64063</text:p>
          </table:table-cell>
          <table:table-cell office:value-type="float" office:value="0.29634427845017702" table:formula="of:=(['combined_results_600'.$J76]-MAX(['combined_results_600'.$O76];['combined_results_600'.$I76]))/['combined_results_600'.$J76]" table:style-name="ce1">
            <text:p>0.296344278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703.41277000000002" table:style-name="ce1">
            <text:p>703.41277</text:p>
          </table:table-cell>
          <table:table-cell office:value-type="float" office:value="3574.22379" table:style-name="ce1">
            <text:p>3574.22379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4805" table:style-name="ce1">
            <text:p>0.44805</text:p>
          </table:table-cell>
          <table:table-cell office:value-type="float" office:value="0.58194999999999997" table:style-name="ce2">
            <text:p>0.58195</text:p>
          </table:table-cell>
          <table:table-cell office:value-type="float" office:value="4556.62158" table:style-name="ce2">
            <text:p>4556.62158</text:p>
          </table:table-cell>
          <table:table-cell office:value-type="float" office:value="6475.6406299999999" table:style-name="ce1">
            <text:p>6475.64063</text:p>
          </table:table-cell>
          <table:table-cell office:value-type="float" office:value="0.29634427845017702" table:formula="of:=(['combined_results_600'.$J77]-MAX(['combined_results_600'.$O77];['combined_results_600'.$I77]))/['combined_results_600'.$J77]" table:style-name="ce1">
            <text:p>0.296344278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704.18484999999998" table:style-name="ce1">
            <text:p>704.18485</text:p>
          </table:table-cell>
          <table:table-cell office:value-type="float" office:value="3574.22379" table:style-name="ce1">
            <text:p>3574.22379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2124" table:style-name="ce1">
            <text:p>0.42124</text:p>
          </table:table-cell>
          <table:table-cell office:value-type="float" office:value="0.58194999999999997" table:style-name="ce2">
            <text:p>0.58195</text:p>
          </table:table-cell>
          <table:table-cell office:value-type="float" office:value="4556.62158" table:style-name="ce2">
            <text:p>4556.62158</text:p>
          </table:table-cell>
          <table:table-cell office:value-type="float" office:value="6175.6406299999999" table:style-name="ce1">
            <text:p>6175.64063</text:p>
          </table:table-cell>
          <table:table-cell office:value-type="float" office:value="0.26216212163239166" table:formula="of:=(['combined_results_600'.$J78]-MAX(['combined_results_600'.$O78];['combined_results_600'.$I78]))/['combined_results_600'.$J78]" table:style-name="ce1">
            <text:p>0.262162122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135.68597" table:style-name="ce1">
            <text:p>135.68597</text:p>
          </table:table-cell>
          <table:table-cell office:value-type="float" office:value="3574.22379" table:style-name="ce1">
            <text:p>3574.22379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989" table:style-name="ce1">
            <text:p>0.43989</text:p>
          </table:table-cell>
          <table:table-cell office:value-type="float" office:value="0.58194999999999997" table:style-name="ce2">
            <text:p>0.58195</text:p>
          </table:table-cell>
          <table:table-cell office:value-type="float" office:value="4556.62158" table:style-name="ce2">
            <text:p>4556.62158</text:p>
          </table:table-cell>
          <table:table-cell office:value-type="float" office:value="6381.3187399999997" table:style-name="ce1">
            <text:p>6381.31874</text:p>
          </table:table-cell>
          <table:table-cell office:value-type="float" office:value="0.28594358538498577" table:formula="of:=(['combined_results_600'.$J79]-MAX(['combined_results_600'.$O79];['combined_results_600'.$I79]))/['combined_results_600'.$J79]" table:style-name="ce1">
            <text:p>0.285943585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0" table:style-name="ce1">
            <text:p>0</text:p>
          </table:table-cell>
          <table:table-cell office:value-type="float" office:value="3574.22379" table:style-name="ce1">
            <text:p>3574.22379</text:p>
          </table:table-cell>
          <table:table-cell table:number-columns-repeated="1636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652999999999997" table:style-name="ce1">
            <text:p>0.43653</text:p>
          </table:table-cell>
          <table:table-cell office:value-type="float" office:value="0.57294" table:style-name="ce2">
            <text:p>0.57294</text:p>
          </table:table-cell>
          <table:table-cell office:value-type="float" office:value="4623.5731100000003" table:style-name="ce2">
            <text:p>4623.57311</text:p>
          </table:table-cell>
          <table:table-cell office:value-type="float" office:value="6429.6276200000002" table:style-name="ce1">
            <text:p>6429.62762</text:p>
          </table:table-cell>
          <table:table-cell office:value-type="float" office:value="0.2808956625080567" table:formula="of:=(['combined_results_600'.$J80]-MAX(['combined_results_600'.$O80];['combined_results_600'.$I80]))/['combined_results_600'.$J80]" table:style-name="ce1">
            <text:p>0.280895663</text:p>
          </table:table-cell>
          <table:table-cell office:value-type="float" office:value="4201" table:style-name="ce2">
            <text:p>4201</text:p>
          </table:table-cell>
          <table:table-cell office:value-type="float" office:value="4238" table:style-name="ce1">
            <text:p>4238</text:p>
          </table:table-cell>
          <table:table-cell office:value-type="float" office:value="462.10703000000001" table:style-name="ce1">
            <text:p>462.10703</text:p>
          </table:table-cell>
          <table:table-cell office:value-type="float" office:value="3622.9137799999999" table:style-name="ce1">
            <text:p>3622.91378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1843999999999998" table:style-name="ce1">
            <text:p>0.41844</text:p>
          </table:table-cell>
          <table:table-cell office:value-type="float" office:value="0.57294" table:style-name="ce2">
            <text:p>0.57294</text:p>
          </table:table-cell>
          <table:table-cell office:value-type="float" office:value="4623.5731100000003" table:style-name="ce2">
            <text:p>4623.57311</text:p>
          </table:table-cell>
          <table:table-cell office:value-type="float" office:value="6229.6276200000002" table:style-name="ce1">
            <text:p>6229.62762</text:p>
          </table:table-cell>
          <table:table-cell office:value-type="float" office:value="0.25780907109821755" table:formula="of:=(['combined_results_600'.$J81]-MAX(['combined_results_600'.$O81];['combined_results_600'.$I81]))/['combined_results_600'.$J81]" table:style-name="ce1">
            <text:p>0.257809071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135.67430999999999" table:style-name="ce1">
            <text:p>135.67431</text:p>
          </table:table-cell>
          <table:table-cell office:value-type="float" office:value="3622.9137799999999" table:style-name="ce1">
            <text:p>3622.91378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652999999999997" table:style-name="ce1">
            <text:p>0.43653</text:p>
          </table:table-cell>
          <table:table-cell office:value-type="float" office:value="0.57294" table:style-name="ce2">
            <text:p>0.57294</text:p>
          </table:table-cell>
          <table:table-cell office:value-type="float" office:value="4623.5731100000003" table:style-name="ce2">
            <text:p>4623.57311</text:p>
          </table:table-cell>
          <table:table-cell office:value-type="float" office:value="6429.6276200000002" table:style-name="ce1">
            <text:p>6429.62762</text:p>
          </table:table-cell>
          <table:table-cell office:value-type="float" office:value="0.2808956625080567" table:formula="of:=(['combined_results_600'.$J82]-MAX(['combined_results_600'.$O82];['combined_results_600'.$I82]))/['combined_results_600'.$J82]" table:style-name="ce1">
            <text:p>0.280895663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703.48703" table:style-name="ce1">
            <text:p>703.48703</text:p>
          </table:table-cell>
          <table:table-cell office:value-type="float" office:value="3622.9137799999999" table:style-name="ce1">
            <text:p>3622.91378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652999999999997" table:style-name="ce1">
            <text:p>0.43653</text:p>
          </table:table-cell>
          <table:table-cell office:value-type="float" office:value="0.57294" table:style-name="ce2">
            <text:p>0.57294</text:p>
          </table:table-cell>
          <table:table-cell office:value-type="float" office:value="4623.5731100000003" table:style-name="ce2">
            <text:p>4623.57311</text:p>
          </table:table-cell>
          <table:table-cell office:value-type="float" office:value="6429.6276200000002" table:style-name="ce1">
            <text:p>6429.62762</text:p>
          </table:table-cell>
          <table:table-cell office:value-type="float" office:value="0.2808956625080567" table:formula="of:=(['combined_results_600'.$J83]-MAX(['combined_results_600'.$O83];['combined_results_600'.$I83]))/['combined_results_600'.$J83]" table:style-name="ce1">
            <text:p>0.280895663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704.25910999999996" table:style-name="ce1">
            <text:p>704.25911</text:p>
          </table:table-cell>
          <table:table-cell office:value-type="float" office:value="3622.9137799999999" table:style-name="ce1">
            <text:p>3622.91378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0894999999999998" table:style-name="ce1">
            <text:p>0.40895</text:p>
          </table:table-cell>
          <table:table-cell office:value-type="float" office:value="0.57294" table:style-name="ce2">
            <text:p>0.57294</text:p>
          </table:table-cell>
          <table:table-cell office:value-type="float" office:value="4623.5731100000003" table:style-name="ce2">
            <text:p>4623.57311</text:p>
          </table:table-cell>
          <table:table-cell office:value-type="float" office:value="6129.6276200000002" table:style-name="ce1">
            <text:p>6129.62762</text:p>
          </table:table-cell>
          <table:table-cell office:value-type="float" office:value="0.24570081632463014" table:formula="of:=(['combined_results_600'.$J84]-MAX(['combined_results_600'.$O84];['combined_results_600'.$I84]))/['combined_results_600'.$J84]" table:style-name="ce1">
            <text:p>0.245700816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135.76023000000001" table:style-name="ce1">
            <text:p>135.76023</text:p>
          </table:table-cell>
          <table:table-cell office:value-type="float" office:value="3622.9137799999999" table:style-name="ce1">
            <text:p>3622.91378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652999999999997" table:style-name="ce1">
            <text:p>0.43653</text:p>
          </table:table-cell>
          <table:table-cell office:value-type="float" office:value="0.57294" table:style-name="ce2">
            <text:p>0.57294</text:p>
          </table:table-cell>
          <table:table-cell office:value-type="float" office:value="4623.5731100000003" table:style-name="ce2">
            <text:p>4623.57311</text:p>
          </table:table-cell>
          <table:table-cell office:value-type="float" office:value="6429.6276200000002" table:style-name="ce1">
            <text:p>6429.62762</text:p>
          </table:table-cell>
          <table:table-cell office:value-type="float" office:value="0.2808956625080567" table:formula="of:=(['combined_results_600'.$J85]-MAX(['combined_results_600'.$O85];['combined_results_600'.$I85]))/['combined_results_600'.$J85]" table:style-name="ce1">
            <text:p>0.280895663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0" table:style-name="ce1">
            <text:p>0</text:p>
          </table:table-cell>
          <table:table-cell office:value-type="float" office:value="3622.9137799999999" table:style-name="ce1">
            <text:p>3622.91378</text:p>
          </table:table-cell>
          <table:table-cell table:number-columns-repeated="1636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5865" table:style-name="ce1">
            <text:p>0.45865</text:p>
          </table:table-cell>
          <table:table-cell office:value-type="float" office:value="0.57665" table:style-name="ce2">
            <text:p>0.57665</text:p>
          </table:table-cell>
          <table:table-cell office:value-type="float" office:value="4656.1349300000002" table:style-name="ce2">
            <text:p>4656.13493</text:p>
          </table:table-cell>
          <table:table-cell office:value-type="float" office:value="7015.5517399999999" table:style-name="ce1">
            <text:p>7015.55174</text:p>
          </table:table-cell>
          <table:table-cell office:value-type="float" office:value="0.33631236678756216" table:formula="of:=(['combined_results_600'.$J86]-MAX(['combined_results_600'.$O86];['combined_results_600'.$I86]))/['combined_results_600'.$J86]" table:style-name="ce1">
            <text:p>0.336312367</text:p>
          </table:table-cell>
          <table:table-cell office:value-type="float" office:value="4201" table:style-name="ce2">
            <text:p>4201</text:p>
          </table:table-cell>
          <table:table-cell office:value-type="float" office:value="4243" table:style-name="ce1">
            <text:p>4243</text:p>
          </table:table-cell>
          <table:table-cell office:value-type="float" office:value="461.12542000000002" table:style-name="ce1">
            <text:p>461.12542</text:p>
          </table:table-cell>
          <table:table-cell office:value-type="float" office:value="3797.8867100000002" table:style-name="ce1">
            <text:p>3797.88671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4275999999999999" table:style-name="ce1">
            <text:p>0.44276</text:p>
          </table:table-cell>
          <table:table-cell office:value-type="float" office:value="0.57665" table:style-name="ce2">
            <text:p>0.57665</text:p>
          </table:table-cell>
          <table:table-cell office:value-type="float" office:value="4656.1349300000002" table:style-name="ce2">
            <text:p>4656.13493</text:p>
          </table:table-cell>
          <table:table-cell office:value-type="float" office:value="6815.5517399999999" table:style-name="ce1">
            <text:p>6815.55174</text:p>
          </table:table-cell>
          <table:table-cell office:value-type="float" office:value="0.31683668356980293" table:formula="of:=(['combined_results_600'.$J87]-MAX(['combined_results_600'.$O87];['combined_results_600'.$I87]))/['combined_results_600'.$J87]" table:style-name="ce1">
            <text:p>0.316836684</text:p>
          </table:table-cell>
          <table:table-cell office:value-type="float" office:value="4201" table:style-name="ce2">
            <text:p>4201</text:p>
          </table:table-cell>
          <table:table-cell office:value-type="float" office:value="4204" table:style-name="ce1">
            <text:p>4204</text:p>
          </table:table-cell>
          <table:table-cell office:value-type="float" office:value="134.6927" table:style-name="ce1">
            <text:p>134.6927</text:p>
          </table:table-cell>
          <table:table-cell office:value-type="float" office:value="3797.8867100000002" table:style-name="ce1">
            <text:p>3797.88671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5865" table:style-name="ce1">
            <text:p>0.45865</text:p>
          </table:table-cell>
          <table:table-cell office:value-type="float" office:value="0.57665" table:style-name="ce2">
            <text:p>0.57665</text:p>
          </table:table-cell>
          <table:table-cell office:value-type="float" office:value="4656.1349300000002" table:style-name="ce2">
            <text:p>4656.13493</text:p>
          </table:table-cell>
          <table:table-cell office:value-type="float" office:value="7015.5517399999999" table:style-name="ce1">
            <text:p>7015.55174</text:p>
          </table:table-cell>
          <table:table-cell office:value-type="float" office:value="0.33631236678756216" table:formula="of:=(['combined_results_600'.$J88]-MAX(['combined_results_600'.$O88];['combined_results_600'.$I88]))/['combined_results_600'.$J88]" table:style-name="ce1">
            <text:p>0.336312367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702.50541999999996" table:style-name="ce1">
            <text:p>702.50542</text:p>
          </table:table-cell>
          <table:table-cell office:value-type="float" office:value="3797.8867100000002" table:style-name="ce1">
            <text:p>3797.88671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5865" table:style-name="ce1">
            <text:p>0.45865</text:p>
          </table:table-cell>
          <table:table-cell office:value-type="float" office:value="0.57665" table:style-name="ce2">
            <text:p>0.57665</text:p>
          </table:table-cell>
          <table:table-cell office:value-type="float" office:value="4656.1349300000002" table:style-name="ce2">
            <text:p>4656.13493</text:p>
          </table:table-cell>
          <table:table-cell office:value-type="float" office:value="7015.5517399999999" table:style-name="ce1">
            <text:p>7015.55174</text:p>
          </table:table-cell>
          <table:table-cell office:value-type="float" office:value="0.33631236678756216" table:formula="of:=(['combined_results_600'.$J89]-MAX(['combined_results_600'.$O89];['combined_results_600'.$I89]))/['combined_results_600'.$J89]" table:style-name="ce1">
            <text:p>0.336312367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703.27748999999994" table:style-name="ce1">
            <text:p>703.27749</text:p>
          </table:table-cell>
          <table:table-cell office:value-type="float" office:value="3797.8867100000002" table:style-name="ce1">
            <text:p>3797.88671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446000000000001" table:style-name="ce1">
            <text:p>0.43446</text:p>
          </table:table-cell>
          <table:table-cell office:value-type="float" office:value="0.57665" table:style-name="ce2">
            <text:p>0.57665</text:p>
          </table:table-cell>
          <table:table-cell office:value-type="float" office:value="4656.1349300000002" table:style-name="ce2">
            <text:p>4656.13493</text:p>
          </table:table-cell>
          <table:table-cell office:value-type="float" office:value="6715.5517399999999" table:style-name="ce1">
            <text:p>6715.55174</text:p>
          </table:table-cell>
          <table:table-cell office:value-type="float" office:value="0.30666382893507416" table:formula="of:=(['combined_results_600'.$J90]-MAX(['combined_results_600'.$O90];['combined_results_600'.$I90]))/['combined_results_600'.$J90]" table:style-name="ce1">
            <text:p>0.306663829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134.77860999999999" table:style-name="ce1">
            <text:p>134.77861</text:p>
          </table:table-cell>
          <table:table-cell office:value-type="float" office:value="3797.8867100000002" table:style-name="ce1">
            <text:p>3797.88671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5451999999999998" table:style-name="ce1">
            <text:p>0.45452</text:p>
          </table:table-cell>
          <table:table-cell office:value-type="float" office:value="0.57665" table:style-name="ce2">
            <text:p>0.57665</text:p>
          </table:table-cell>
          <table:table-cell office:value-type="float" office:value="4656.1349300000002" table:style-name="ce2">
            <text:p>4656.13493</text:p>
          </table:table-cell>
          <table:table-cell office:value-type="float" office:value="6962.4480199999998" table:style-name="ce1">
            <text:p>6962.44802</text:p>
          </table:table-cell>
          <table:table-cell office:value-type="float" office:value="0.33125031359300544" table:formula="of:=(['combined_results_600'.$J91]-MAX(['combined_results_600'.$O91];['combined_results_600'.$I91]))/['combined_results_600'.$J91]" table:style-name="ce1">
            <text:p>0.331250314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0" table:style-name="ce1">
            <text:p>0</text:p>
          </table:table-cell>
          <table:table-cell office:value-type="float" office:value="3797.8867100000002" table:style-name="ce1">
            <text:p>3797.88671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2312" table:style-name="ce1">
            <text:p>0.42312</text:p>
          </table:table-cell>
          <table:table-cell office:value-type="float" office:value="0.57437000000000005" table:style-name="ce2">
            <text:p>0.57437</text:p>
          </table:table-cell>
          <table:table-cell office:value-type="float" office:value="4621.1971599999997" table:style-name="ce2">
            <text:p>4621.19716</text:p>
          </table:table-cell>
          <table:table-cell office:value-type="float" office:value="6351.4522100000004" table:style-name="ce1">
            <text:p>6351.45221</text:p>
          </table:table-cell>
          <table:table-cell office:value-type="float" office:value="0.27241880955599612" table:formula="of:=(['combined_results_600'.$J92]-MAX(['combined_results_600'.$O92];['combined_results_600'.$I92]))/['combined_results_600'.$J92]" table:style-name="ce1">
            <text:p>0.27241881</text:p>
          </table:table-cell>
          <table:table-cell office:value-type="float" office:value="4201" table:style-name="ce2">
            <text:p>4201</text:p>
          </table:table-cell>
          <table:table-cell office:value-type="float" office:value="4239" table:style-name="ce1">
            <text:p>4239</text:p>
          </table:table-cell>
          <table:table-cell office:value-type="float" office:value="462.16264000000001" table:style-name="ce1">
            <text:p>462.16264</text:p>
          </table:table-cell>
          <table:table-cell office:value-type="float" office:value="3664.0457000000001" table:style-name="ce1">
            <text:p>3664.0457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0436" table:style-name="ce1">
            <text:p>0.40436</text:p>
          </table:table-cell>
          <table:table-cell office:value-type="float" office:value="0.57437000000000005" table:style-name="ce2">
            <text:p>0.57437</text:p>
          </table:table-cell>
          <table:table-cell office:value-type="float" office:value="4621.1971599999997" table:style-name="ce2">
            <text:p>4621.19716</text:p>
          </table:table-cell>
          <table:table-cell office:value-type="float" office:value="6151.4522100000004" table:style-name="ce1">
            <text:p>6151.45221</text:p>
          </table:table-cell>
          <table:table-cell office:value-type="float" office:value="0.2487632184660995" table:formula="of:=(['combined_results_600'.$J93]-MAX(['combined_results_600'.$O93];['combined_results_600'.$I93]))/['combined_results_600'.$J93]" table:style-name="ce1">
            <text:p>0.248763218</text:p>
          </table:table-cell>
          <table:table-cell office:value-type="float" office:value="4201" table:style-name="ce2">
            <text:p>4201</text:p>
          </table:table-cell>
          <table:table-cell office:value-type="float" office:value="4206" table:style-name="ce1">
            <text:p>4206</text:p>
          </table:table-cell>
          <table:table-cell office:value-type="float" office:value="135.72993" table:style-name="ce1">
            <text:p>135.72993</text:p>
          </table:table-cell>
          <table:table-cell office:value-type="float" office:value="3664.0457000000001" table:style-name="ce1">
            <text:p>3664.0457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2312" table:style-name="ce1">
            <text:p>0.42312</text:p>
          </table:table-cell>
          <table:table-cell office:value-type="float" office:value="0.57437000000000005" table:style-name="ce2">
            <text:p>0.57437</text:p>
          </table:table-cell>
          <table:table-cell office:value-type="float" office:value="4621.1971599999997" table:style-name="ce2">
            <text:p>4621.19716</text:p>
          </table:table-cell>
          <table:table-cell office:value-type="float" office:value="6351.4522100000004" table:style-name="ce1">
            <text:p>6351.45221</text:p>
          </table:table-cell>
          <table:table-cell office:value-type="float" office:value="0.27241880955599612" table:formula="of:=(['combined_results_600'.$J94]-MAX(['combined_results_600'.$O94];['combined_results_600'.$I94]))/['combined_results_600'.$J94]" table:style-name="ce1">
            <text:p>0.27241881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703.54264000000001" table:style-name="ce1">
            <text:p>703.54264</text:p>
          </table:table-cell>
          <table:table-cell office:value-type="float" office:value="3664.0457000000001" table:style-name="ce1">
            <text:p>3664.0457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2312" table:style-name="ce1">
            <text:p>0.42312</text:p>
          </table:table-cell>
          <table:table-cell office:value-type="float" office:value="0.57437000000000005" table:style-name="ce2">
            <text:p>0.57437</text:p>
          </table:table-cell>
          <table:table-cell office:value-type="float" office:value="4621.1971599999997" table:style-name="ce2">
            <text:p>4621.19716</text:p>
          </table:table-cell>
          <table:table-cell office:value-type="float" office:value="6351.4522100000004" table:style-name="ce1">
            <text:p>6351.45221</text:p>
          </table:table-cell>
          <table:table-cell office:value-type="float" office:value="0.27241880955599612" table:formula="of:=(['combined_results_600'.$J95]-MAX(['combined_results_600'.$O95];['combined_results_600'.$I95]))/['combined_results_600'.$J95]" table:style-name="ce1">
            <text:p>0.27241881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704.31471999999997" table:style-name="ce1">
            <text:p>704.31472</text:p>
          </table:table-cell>
          <table:table-cell office:value-type="float" office:value="3664.0457000000001" table:style-name="ce1">
            <text:p>3664.0457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39451999999999998" table:style-name="ce1">
            <text:p>0.39452</text:p>
          </table:table-cell>
          <table:table-cell office:value-type="float" office:value="0.57437000000000005" table:style-name="ce2">
            <text:p>0.57437</text:p>
          </table:table-cell>
          <table:table-cell office:value-type="float" office:value="4621.1971599999997" table:style-name="ce2">
            <text:p>4621.19716</text:p>
          </table:table-cell>
          <table:table-cell office:value-type="float" office:value="6051.4522100000004" table:style-name="ce1">
            <text:p>6051.45221</text:p>
          </table:table-cell>
          <table:table-cell office:value-type="float" office:value="0.23634906140983977" table:formula="of:=(['combined_results_600'.$J96]-MAX(['combined_results_600'.$O96];['combined_results_600'.$I96]))/['combined_results_600'.$J96]" table:style-name="ce1">
            <text:p>0.236349061</text:p>
          </table:table-cell>
          <table:table-cell office:value-type="float" office:value="4201" table:style-name="ce2">
            <text:p>4201</text:p>
          </table:table-cell>
          <table:table-cell office:value-type="float" office:value="4204" table:style-name="ce1">
            <text:p>4204</text:p>
          </table:table-cell>
          <table:table-cell office:value-type="float" office:value="135.81584000000001" table:style-name="ce1">
            <text:p>135.81584</text:p>
          </table:table-cell>
          <table:table-cell office:value-type="float" office:value="3664.0457000000001" table:style-name="ce1">
            <text:p>3664.045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2312" table:style-name="ce1">
            <text:p>0.42312</text:p>
          </table:table-cell>
          <table:table-cell office:value-type="float" office:value="0.57437000000000005" table:style-name="ce2">
            <text:p>0.57437</text:p>
          </table:table-cell>
          <table:table-cell office:value-type="float" office:value="4621.1971599999997" table:style-name="ce2">
            <text:p>4621.19716</text:p>
          </table:table-cell>
          <table:table-cell office:value-type="float" office:value="6351.4522100000004" table:style-name="ce1">
            <text:p>6351.45221</text:p>
          </table:table-cell>
          <table:table-cell office:value-type="float" office:value="0.27241880955599612" table:formula="of:=(['combined_results_600'.$J97]-MAX(['combined_results_600'.$O97];['combined_results_600'.$I97]))/['combined_results_600'.$J97]" table:style-name="ce1">
            <text:p>0.27241881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0" table:style-name="ce1">
            <text:p>0</text:p>
          </table:table-cell>
          <table:table-cell office:value-type="float" office:value="3664.0457000000001" table:style-name="ce1">
            <text:p>3664.045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4740999999999997" table:style-name="ce1">
            <text:p>0.44741</text:p>
          </table:table-cell>
          <table:table-cell office:value-type="float" office:value="0.56942999999999999" table:style-name="ce2">
            <text:p>0.56943</text:p>
          </table:table-cell>
          <table:table-cell office:value-type="float" office:value="4736.2474499999998" table:style-name="ce2">
            <text:p>4736.24745</text:p>
          </table:table-cell>
          <table:table-cell office:value-type="float" office:value="6787.5464400000001" table:style-name="ce1">
            <text:p>6787.54644</text:p>
          </table:table-cell>
          <table:table-cell office:value-type="float" office:value="0.30221509467860086" table:formula="of:=(['combined_results_600'.$J98]-MAX(['combined_results_600'.$O98];['combined_results_600'.$I98]))/['combined_results_600'.$J98]" table:style-name="ce1">
            <text:p>0.302215095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461.74263999999999" table:style-name="ce1">
            <text:p>461.74264</text:p>
          </table:table-cell>
          <table:table-cell office:value-type="float" office:value="3750.7590300000002" table:style-name="ce1">
            <text:p>3750.75903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063000000000001" table:style-name="ce1">
            <text:p>0.43063</text:p>
          </table:table-cell>
          <table:table-cell office:value-type="float" office:value="0.56942999999999999" table:style-name="ce2">
            <text:p>0.56943</text:p>
          </table:table-cell>
          <table:table-cell office:value-type="float" office:value="4736.2474499999998" table:style-name="ce2">
            <text:p>4736.24745</text:p>
          </table:table-cell>
          <table:table-cell office:value-type="float" office:value="6587.5464400000001" table:style-name="ce1">
            <text:p>6587.54644</text:p>
          </table:table-cell>
          <table:table-cell office:value-type="float" office:value="0.28103012356145152" table:formula="of:=(['combined_results_600'.$J99]-MAX(['combined_results_600'.$O99];['combined_results_600'.$I99]))/['combined_results_600'.$J99]" table:style-name="ce1">
            <text:p>0.281030124</text:p>
          </table:table-cell>
          <table:table-cell office:value-type="float" office:value="4201" table:style-name="ce2">
            <text:p>4201</text:p>
          </table:table-cell>
          <table:table-cell office:value-type="float" office:value="4201" table:style-name="ce1">
            <text:p>4201</text:p>
          </table:table-cell>
          <table:table-cell office:value-type="float" office:value="135.30992000000001" table:style-name="ce1">
            <text:p>135.30992</text:p>
          </table:table-cell>
          <table:table-cell office:value-type="float" office:value="3750.7590300000002" table:style-name="ce1">
            <text:p>3750.75903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4740999999999997" table:style-name="ce1">
            <text:p>0.44741</text:p>
          </table:table-cell>
          <table:table-cell office:value-type="float" office:value="0.56942999999999999" table:style-name="ce2">
            <text:p>0.56943</text:p>
          </table:table-cell>
          <table:table-cell office:value-type="float" office:value="4736.2474499999998" table:style-name="ce2">
            <text:p>4736.24745</text:p>
          </table:table-cell>
          <table:table-cell office:value-type="float" office:value="6787.5464400000001" table:style-name="ce1">
            <text:p>6787.54644</text:p>
          </table:table-cell>
          <table:table-cell office:value-type="float" office:value="0.30221509467860086" table:formula="of:=(['combined_results_600'.$J100]-MAX(['combined_results_600'.$O100];['combined_results_600'.$I100]))/['combined_results_600'.$J100]" table:style-name="ce1">
            <text:p>0.302215095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703.12264000000005" table:style-name="ce1">
            <text:p>703.12264</text:p>
          </table:table-cell>
          <table:table-cell office:value-type="float" office:value="3750.7590300000002" table:style-name="ce1">
            <text:p>3750.75903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4740999999999997" table:style-name="ce1">
            <text:p>0.44741</text:p>
          </table:table-cell>
          <table:table-cell office:value-type="float" office:value="0.56942999999999999" table:style-name="ce2">
            <text:p>0.56943</text:p>
          </table:table-cell>
          <table:table-cell office:value-type="float" office:value="4736.2474499999998" table:style-name="ce2">
            <text:p>4736.24745</text:p>
          </table:table-cell>
          <table:table-cell office:value-type="float" office:value="6787.5464400000001" table:style-name="ce1">
            <text:p>6787.54644</text:p>
          </table:table-cell>
          <table:table-cell office:value-type="float" office:value="0.30221509467860086" table:formula="of:=(['combined_results_600'.$J101]-MAX(['combined_results_600'.$O101];['combined_results_600'.$I101]))/['combined_results_600'.$J101]" table:style-name="ce1">
            <text:p>0.302215095</text:p>
          </table:table-cell>
          <table:table-cell office:value-type="float" office:value="4201" table:style-name="ce2">
            <text:p>4201</text:p>
          </table:table-cell>
          <table:table-cell office:value-type="float" office:value="4200" table:style-name="ce1">
            <text:p>4200</text:p>
          </table:table-cell>
          <table:table-cell office:value-type="float" office:value="703.89471000000003" table:style-name="ce1">
            <text:p>703.89471</text:p>
          </table:table-cell>
          <table:table-cell office:value-type="float" office:value="3750.7590300000002" table:style-name="ce1">
            <text:p>3750.75903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2185" table:style-name="ce1">
            <text:p>0.42185</text:p>
          </table:table-cell>
          <table:table-cell office:value-type="float" office:value="0.56942999999999999" table:style-name="ce2">
            <text:p>0.56943</text:p>
          </table:table-cell>
          <table:table-cell office:value-type="float" office:value="4736.2474499999998" table:style-name="ce2">
            <text:p>4736.24745</text:p>
          </table:table-cell>
          <table:table-cell office:value-type="float" office:value="6487.5464400000001" table:style-name="ce1">
            <text:p>6487.54644</text:p>
          </table:table-cell>
          <table:table-cell office:value-type="float" office:value="0.26994781558742881" table:formula="of:=(['combined_results_600'.$J102]-MAX(['combined_results_600'.$O102];['combined_results_600'.$I102]))/['combined_results_600'.$J102]" table:style-name="ce1">
            <text:p>0.269947816</text:p>
          </table:table-cell>
          <table:table-cell office:value-type="float" office:value="4201" table:style-name="ce2">
            <text:p>4201</text:p>
          </table:table-cell>
          <table:table-cell office:value-type="float" office:value="4201" table:style-name="ce1">
            <text:p>4201</text:p>
          </table:table-cell>
          <table:table-cell office:value-type="float" office:value="135.39582999999999" table:style-name="ce1">
            <text:p>135.39583</text:p>
          </table:table-cell>
          <table:table-cell office:value-type="float" office:value="3750.7590300000002" table:style-name="ce1">
            <text:p>3750.75903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4740999999999997" table:style-name="ce1">
            <text:p>0.44741</text:p>
          </table:table-cell>
          <table:table-cell office:value-type="float" office:value="0.56942999999999999" table:style-name="ce2">
            <text:p>0.56943</text:p>
          </table:table-cell>
          <table:table-cell office:value-type="float" office:value="4736.2474499999998" table:style-name="ce2">
            <text:p>4736.24745</text:p>
          </table:table-cell>
          <table:table-cell office:value-type="float" office:value="6787.5464400000001" table:style-name="ce1">
            <text:p>6787.54644</text:p>
          </table:table-cell>
          <table:table-cell office:value-type="float" office:value="0.30221509467860086" table:formula="of:=(['combined_results_600'.$J103]-MAX(['combined_results_600'.$O103];['combined_results_600'.$I103]))/['combined_results_600'.$J103]" table:style-name="ce1">
            <text:p>0.302215095</text:p>
          </table:table-cell>
          <table:table-cell office:value-type="float" office:value="4201" table:style-name="ce2">
            <text:p>4201</text:p>
          </table:table-cell>
          <table:table-cell office:value-type="float" office:value="4201" table:style-name="ce1">
            <text:p>4201</text:p>
          </table:table-cell>
          <table:table-cell office:value-type="float" office:value="0" table:style-name="ce1">
            <text:p>0</text:p>
          </table:table-cell>
          <table:table-cell office:value-type="float" office:value="3750.7590300000002" table:style-name="ce1">
            <text:p>3750.75903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51983000000000001" table:style-name="ce1">
            <text:p>0.51983</text:p>
          </table:table-cell>
          <table:table-cell office:value-type="float" office:value="0.56545000000000001" table:style-name="ce2">
            <text:p>0.56545</text:p>
          </table:table-cell>
          <table:table-cell office:value-type="float" office:value="4778.4178000000002" table:style-name="ce2">
            <text:p>4778.4178</text:p>
          </table:table-cell>
          <table:table-cell office:value-type="float" office:value="7553.1598999999997" table:style-name="ce1">
            <text:p>7553.1599</text:p>
          </table:table-cell>
          <table:table-cell office:value-type="float" office:value="0.36736175809014709" table:formula="of:=(['combined_results_600'.$J104]-MAX(['combined_results_600'.$O104];['combined_results_600'.$I104]))/['combined_results_600'.$J104]" table:style-name="ce1">
            <text:p>0.367361758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460.32416999999998" table:style-name="ce1">
            <text:p>460.32417</text:p>
          </table:table-cell>
          <table:table-cell office:value-type="float" office:value="3626.8091199999999" table:style-name="ce1">
            <text:p>3626.80912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50677000000000005" table:style-name="ce1">
            <text:p>0.50677</text:p>
          </table:table-cell>
          <table:table-cell office:value-type="float" office:value="0.56545000000000001" table:style-name="ce2">
            <text:p>0.56545</text:p>
          </table:table-cell>
          <table:table-cell office:value-type="float" office:value="4778.4178000000002" table:style-name="ce2">
            <text:p>4778.4178</text:p>
          </table:table-cell>
          <table:table-cell office:value-type="float" office:value="7353.1598999999997" table:style-name="ce1">
            <text:p>7353.1599</text:p>
          </table:table-cell>
          <table:table-cell office:value-type="float" office:value="0.35015450976389073" table:formula="of:=(['combined_results_600'.$J105]-MAX(['combined_results_600'.$O105];['combined_results_600'.$I105]))/['combined_results_600'.$J105]" table:style-name="ce1">
            <text:p>0.35015451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133.89144999999999" table:style-name="ce1">
            <text:p>133.89145</text:p>
          </table:table-cell>
          <table:table-cell office:value-type="float" office:value="3626.8091199999999" table:style-name="ce1">
            <text:p>3626.80912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51983000000000001" table:style-name="ce1">
            <text:p>0.51983</text:p>
          </table:table-cell>
          <table:table-cell office:value-type="float" office:value="0.56545000000000001" table:style-name="ce2">
            <text:p>0.56545</text:p>
          </table:table-cell>
          <table:table-cell office:value-type="float" office:value="4778.4178000000002" table:style-name="ce2">
            <text:p>4778.4178</text:p>
          </table:table-cell>
          <table:table-cell office:value-type="float" office:value="7553.1598999999997" table:style-name="ce1">
            <text:p>7553.1599</text:p>
          </table:table-cell>
          <table:table-cell office:value-type="float" office:value="0.36736175809014709" table:formula="of:=(['combined_results_600'.$J106]-MAX(['combined_results_600'.$O106];['combined_results_600'.$I106]))/['combined_results_600'.$J106]" table:style-name="ce1">
            <text:p>0.367361758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701.70416999999998" table:style-name="ce1">
            <text:p>701.70417</text:p>
          </table:table-cell>
          <table:table-cell office:value-type="float" office:value="3626.8091199999999" table:style-name="ce1">
            <text:p>3626.80912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51983000000000001" table:style-name="ce1">
            <text:p>0.51983</text:p>
          </table:table-cell>
          <table:table-cell office:value-type="float" office:value="0.56545000000000001" table:style-name="ce2">
            <text:p>0.56545</text:p>
          </table:table-cell>
          <table:table-cell office:value-type="float" office:value="4778.4178000000002" table:style-name="ce2">
            <text:p>4778.4178</text:p>
          </table:table-cell>
          <table:table-cell office:value-type="float" office:value="7553.1598999999997" table:style-name="ce1">
            <text:p>7553.1599</text:p>
          </table:table-cell>
          <table:table-cell office:value-type="float" office:value="0.36736175809014709" table:formula="of:=(['combined_results_600'.$J107]-MAX(['combined_results_600'.$O107];['combined_results_600'.$I107]))/['combined_results_600'.$J107]" table:style-name="ce1">
            <text:p>0.367361758</text:p>
          </table:table-cell>
          <table:table-cell office:value-type="float" office:value="4201" table:style-name="ce2">
            <text:p>4201</text:p>
          </table:table-cell>
          <table:table-cell office:value-type="float" office:value="4201" table:style-name="ce1">
            <text:p>4201</text:p>
          </table:table-cell>
          <table:table-cell office:value-type="float" office:value="702.47623999999996" table:style-name="ce1">
            <text:p>702.47624</text:p>
          </table:table-cell>
          <table:table-cell office:value-type="float" office:value="3626.8091199999999" table:style-name="ce1">
            <text:p>3626.80912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9997000000000003" table:style-name="ce1">
            <text:p>0.49997</text:p>
          </table:table-cell>
          <table:table-cell office:value-type="float" office:value="0.56545000000000001" table:style-name="ce2">
            <text:p>0.56545</text:p>
          </table:table-cell>
          <table:table-cell office:value-type="float" office:value="4778.4178000000002" table:style-name="ce2">
            <text:p>4778.4178</text:p>
          </table:table-cell>
          <table:table-cell office:value-type="float" office:value="7253.1598999999997" table:style-name="ce1">
            <text:p>7253.1599</text:p>
          </table:table-cell>
          <table:table-cell office:value-type="float" office:value="0.34119502866605761" table:formula="of:=(['combined_results_600'.$J108]-MAX(['combined_results_600'.$O108];['combined_results_600'.$I108]))/['combined_results_600'.$J108]" table:style-name="ce1">
            <text:p>0.341195029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133.97736" table:style-name="ce1">
            <text:p>133.97736</text:p>
          </table:table-cell>
          <table:table-cell office:value-type="float" office:value="3626.8091199999999" table:style-name="ce1">
            <text:p>3626.80912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8059000000000002" table:style-name="ce1">
            <text:p>0.48059</text:p>
          </table:table-cell>
          <table:table-cell office:value-type="float" office:value="0.56545000000000001" table:style-name="ce2">
            <text:p>0.56545</text:p>
          </table:table-cell>
          <table:table-cell office:value-type="float" office:value="4778.4178000000002" table:style-name="ce2">
            <text:p>4778.4178</text:p>
          </table:table-cell>
          <table:table-cell office:value-type="float" office:value="6982.5101400000003" table:style-name="ce1">
            <text:p>6982.51014</text:p>
          </table:table-cell>
          <table:table-cell office:value-type="float" office:value="0.31565902459255146" table:formula="of:=(['combined_results_600'.$J109]-MAX(['combined_results_600'.$O109];['combined_results_600'.$I109]))/['combined_results_600'.$J109]" table:style-name="ce1">
            <text:p>0.315659025</text:p>
          </table:table-cell>
          <table:table-cell office:value-type="float" office:value="4201" table:style-name="ce2">
            <text:p>4201</text:p>
          </table:table-cell>
          <table:table-cell office:value-type="float" office:value="4201" table:style-name="ce1">
            <text:p>4201</text:p>
          </table:table-cell>
          <table:table-cell office:value-type="float" office:value="0" table:style-name="ce1">
            <text:p>0</text:p>
          </table:table-cell>
          <table:table-cell office:value-type="float" office:value="3626.8091199999999" table:style-name="ce1">
            <text:p>3626.80912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7744999999999999" table:style-name="ce1">
            <text:p>0.47745</text:p>
          </table:table-cell>
          <table:table-cell office:value-type="float" office:value="0.59792000000000001" table:style-name="ce2">
            <text:p>0.59792</text:p>
          </table:table-cell>
          <table:table-cell office:value-type="float" office:value="4375.8868000000002" table:style-name="ce2">
            <text:p>4375.8868</text:p>
          </table:table-cell>
          <table:table-cell office:value-type="float" office:value="7001.9818299999997" table:style-name="ce1">
            <text:p>7001.98183</text:p>
          </table:table-cell>
          <table:table-cell office:value-type="float" office:value="0.37505024916638491" table:formula="of:=(['combined_results_600'.$J110]-MAX(['combined_results_600'.$O110];['combined_results_600'.$I110]))/['combined_results_600'.$J110]" table:style-name="ce1">
            <text:p>0.375050249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460.94418000000002" table:style-name="ce1">
            <text:p>460.94418</text:p>
          </table:table-cell>
          <table:table-cell office:value-type="float" office:value="3658.9062800000002" table:style-name="ce1">
            <text:p>3658.90628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6207999999999999" table:style-name="ce1">
            <text:p>0.46208</text:p>
          </table:table-cell>
          <table:table-cell office:value-type="float" office:value="0.59792000000000001" table:style-name="ce2">
            <text:p>0.59792</text:p>
          </table:table-cell>
          <table:table-cell office:value-type="float" office:value="4375.8868000000002" table:style-name="ce2">
            <text:p>4375.8868</text:p>
          </table:table-cell>
          <table:table-cell office:value-type="float" office:value="6801.9818299999997" table:style-name="ce1">
            <text:p>6801.98183</text:p>
          </table:table-cell>
          <table:table-cell office:value-type="float" office:value="0.35667472960597418" table:formula="of:=(['combined_results_600'.$J111]-MAX(['combined_results_600'.$O111];['combined_results_600'.$I111]))/['combined_results_600'.$J111]" table:style-name="ce1">
            <text:p>0.35667473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134.51146" table:style-name="ce1">
            <text:p>134.51146</text:p>
          </table:table-cell>
          <table:table-cell office:value-type="float" office:value="3658.9062800000002" table:style-name="ce1">
            <text:p>3658.90628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7744999999999999" table:style-name="ce1">
            <text:p>0.47745</text:p>
          </table:table-cell>
          <table:table-cell office:value-type="float" office:value="0.59792000000000001" table:style-name="ce2">
            <text:p>0.59792</text:p>
          </table:table-cell>
          <table:table-cell office:value-type="float" office:value="4375.8868000000002" table:style-name="ce2">
            <text:p>4375.8868</text:p>
          </table:table-cell>
          <table:table-cell office:value-type="float" office:value="7001.9818299999997" table:style-name="ce1">
            <text:p>7001.98183</text:p>
          </table:table-cell>
          <table:table-cell office:value-type="float" office:value="0.37505024916638491" table:formula="of:=(['combined_results_600'.$J112]-MAX(['combined_results_600'.$O112];['combined_results_600'.$I112]))/['combined_results_600'.$J112]" table:style-name="ce1">
            <text:p>0.375050249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702.32417999999996" table:style-name="ce1">
            <text:p>702.32418</text:p>
          </table:table-cell>
          <table:table-cell office:value-type="float" office:value="3658.9062800000002" table:style-name="ce1">
            <text:p>3658.90628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7744999999999999" table:style-name="ce1">
            <text:p>0.47745</text:p>
          </table:table-cell>
          <table:table-cell office:value-type="float" office:value="0.59792000000000001" table:style-name="ce2">
            <text:p>0.59792</text:p>
          </table:table-cell>
          <table:table-cell office:value-type="float" office:value="4375.8868000000002" table:style-name="ce2">
            <text:p>4375.8868</text:p>
          </table:table-cell>
          <table:table-cell office:value-type="float" office:value="7001.9818299999997" table:style-name="ce1">
            <text:p>7001.98183</text:p>
          </table:table-cell>
          <table:table-cell office:value-type="float" office:value="0.37505024916638491" table:formula="of:=(['combined_results_600'.$J113]-MAX(['combined_results_600'.$O113];['combined_results_600'.$I113]))/['combined_results_600'.$J113]" table:style-name="ce1">
            <text:p>0.375050249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703.09626000000003" table:style-name="ce1">
            <text:p>703.09626</text:p>
          </table:table-cell>
          <table:table-cell office:value-type="float" office:value="3658.9062800000002" table:style-name="ce1">
            <text:p>3658.90628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5406000000000002" table:style-name="ce1">
            <text:p>0.45406</text:p>
          </table:table-cell>
          <table:table-cell office:value-type="float" office:value="0.59792000000000001" table:style-name="ce2">
            <text:p>0.59792</text:p>
          </table:table-cell>
          <table:table-cell office:value-type="float" office:value="4375.8868000000002" table:style-name="ce2">
            <text:p>4375.8868</text:p>
          </table:table-cell>
          <table:table-cell office:value-type="float" office:value="6701.9818299999997" table:style-name="ce1">
            <text:p>6701.98183</text:p>
          </table:table-cell>
          <table:table-cell office:value-type="float" office:value="0.34707569924879961" table:formula="of:=(['combined_results_600'.$J114]-MAX(['combined_results_600'.$O114];['combined_results_600'.$I114]))/['combined_results_600'.$J114]" table:style-name="ce1">
            <text:p>0.347075699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134.59737999999999" table:style-name="ce1">
            <text:p>134.59738</text:p>
          </table:table-cell>
          <table:table-cell office:value-type="float" office:value="3658.9062800000002" table:style-name="ce1">
            <text:p>3658.90628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6011000000000002" table:style-name="ce1">
            <text:p>0.46011</text:p>
          </table:table-cell>
          <table:table-cell office:value-type="float" office:value="0.59792000000000001" table:style-name="ce2">
            <text:p>0.59792</text:p>
          </table:table-cell>
          <table:table-cell office:value-type="float" office:value="4375.8868000000002" table:style-name="ce2">
            <text:p>4375.8868</text:p>
          </table:table-cell>
          <table:table-cell office:value-type="float" office:value="6777.1777499999998" table:style-name="ce1">
            <text:p>6777.17775</text:p>
          </table:table-cell>
          <table:table-cell office:value-type="float" office:value="0.35432019619081107" table:formula="of:=(['combined_results_600'.$J115]-MAX(['combined_results_600'.$O115];['combined_results_600'.$I115]))/['combined_results_600'.$J115]" table:style-name="ce1">
            <text:p>0.354320196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0" table:style-name="ce1">
            <text:p>0</text:p>
          </table:table-cell>
          <table:table-cell office:value-type="float" office:value="3658.9062800000002" table:style-name="ce1">
            <text:p>3658.90628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4991999999999999" table:style-name="ce1">
            <text:p>0.44992</text:p>
          </table:table-cell>
          <table:table-cell office:value-type="float" office:value="0.58101000000000003" table:style-name="ce2">
            <text:p>0.58101</text:p>
          </table:table-cell>
          <table:table-cell office:value-type="float" office:value="4598.1278000000002" table:style-name="ce2">
            <text:p>4598.1278</text:p>
          </table:table-cell>
          <table:table-cell office:value-type="float" office:value="6728.0652700000001" table:style-name="ce1">
            <text:p>6728.06527</text:p>
          </table:table-cell>
          <table:table-cell office:value-type="float" office:value="0.31657503078890314" table:formula="of:=(['combined_results_600'.$J116]-MAX(['combined_results_600'.$O116];['combined_results_600'.$I116]))/['combined_results_600'.$J116]" table:style-name="ce1">
            <text:p>0.316575031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461.89492000000001" table:style-name="ce1">
            <text:p>461.89492</text:p>
          </table:table-cell>
          <table:table-cell office:value-type="float" office:value="3701.0069600000002" table:style-name="ce1">
            <text:p>3701.00696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306" table:style-name="ce1">
            <text:p>0.43306</text:p>
          </table:table-cell>
          <table:table-cell office:value-type="float" office:value="0.58101000000000003" table:style-name="ce2">
            <text:p>0.58101</text:p>
          </table:table-cell>
          <table:table-cell office:value-type="float" office:value="4598.1278000000002" table:style-name="ce2">
            <text:p>4598.1278</text:p>
          </table:table-cell>
          <table:table-cell office:value-type="float" office:value="6528.0652700000001" table:style-name="ce1">
            <text:p>6528.06527</text:p>
          </table:table-cell>
          <table:table-cell office:value-type="float" office:value="0.29563697514930021" table:formula="of:=(['combined_results_600'.$J117]-MAX(['combined_results_600'.$O117];['combined_results_600'.$I117]))/['combined_results_600'.$J117]" table:style-name="ce1">
            <text:p>0.295636975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135.4622" table:style-name="ce1">
            <text:p>135.4622</text:p>
          </table:table-cell>
          <table:table-cell office:value-type="float" office:value="3701.0069600000002" table:style-name="ce1">
            <text:p>3701.00696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4991999999999999" table:style-name="ce1">
            <text:p>0.44992</text:p>
          </table:table-cell>
          <table:table-cell office:value-type="float" office:value="0.58101000000000003" table:style-name="ce2">
            <text:p>0.58101</text:p>
          </table:table-cell>
          <table:table-cell office:value-type="float" office:value="4598.1278000000002" table:style-name="ce2">
            <text:p>4598.1278</text:p>
          </table:table-cell>
          <table:table-cell office:value-type="float" office:value="6728.0652700000001" table:style-name="ce1">
            <text:p>6728.06527</text:p>
          </table:table-cell>
          <table:table-cell office:value-type="float" office:value="0.31657503078890314" table:formula="of:=(['combined_results_600'.$J118]-MAX(['combined_results_600'.$O118];['combined_results_600'.$I118]))/['combined_results_600'.$J118]" table:style-name="ce1">
            <text:p>0.316575031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703.27491999999995" table:style-name="ce1">
            <text:p>703.27492</text:p>
          </table:table-cell>
          <table:table-cell office:value-type="float" office:value="3701.0069600000002" table:style-name="ce1">
            <text:p>3701.00696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4991999999999999" table:style-name="ce1">
            <text:p>0.44992</text:p>
          </table:table-cell>
          <table:table-cell office:value-type="float" office:value="0.58101000000000003" table:style-name="ce2">
            <text:p>0.58101</text:p>
          </table:table-cell>
          <table:table-cell office:value-type="float" office:value="4598.1278000000002" table:style-name="ce2">
            <text:p>4598.1278</text:p>
          </table:table-cell>
          <table:table-cell office:value-type="float" office:value="6728.0652700000001" table:style-name="ce1">
            <text:p>6728.06527</text:p>
          </table:table-cell>
          <table:table-cell office:value-type="float" office:value="0.31657503078890314" table:formula="of:=(['combined_results_600'.$J119]-MAX(['combined_results_600'.$O119];['combined_results_600'.$I119]))/['combined_results_600'.$J119]" table:style-name="ce1">
            <text:p>0.316575031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704.04699000000005" table:style-name="ce1">
            <text:p>704.04699</text:p>
          </table:table-cell>
          <table:table-cell office:value-type="float" office:value="3701.0069600000002" table:style-name="ce1">
            <text:p>3701.00696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2424000000000001" table:style-name="ce1">
            <text:p>0.42424</text:p>
          </table:table-cell>
          <table:table-cell office:value-type="float" office:value="0.58101000000000003" table:style-name="ce2">
            <text:p>0.58101</text:p>
          </table:table-cell>
          <table:table-cell office:value-type="float" office:value="4598.1278000000002" table:style-name="ce2">
            <text:p>4598.1278</text:p>
          </table:table-cell>
          <table:table-cell office:value-type="float" office:value="6428.0652700000001" table:style-name="ce1">
            <text:p>6428.06527</text:p>
          </table:table-cell>
          <table:table-cell office:value-type="float" office:value="0.28467935422815016" table:formula="of:=(['combined_results_600'.$J120]-MAX(['combined_results_600'.$O120];['combined_results_600'.$I120]))/['combined_results_600'.$J120]" table:style-name="ce1">
            <text:p>0.284679354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135.54811000000001" table:style-name="ce1">
            <text:p>135.54811</text:p>
          </table:table-cell>
          <table:table-cell office:value-type="float" office:value="3701.0069600000002" table:style-name="ce1">
            <text:p>3701.00696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4991999999999999" table:style-name="ce1">
            <text:p>0.44992</text:p>
          </table:table-cell>
          <table:table-cell office:value-type="float" office:value="0.58101000000000003" table:style-name="ce2">
            <text:p>0.58101</text:p>
          </table:table-cell>
          <table:table-cell office:value-type="float" office:value="4598.1278000000002" table:style-name="ce2">
            <text:p>4598.1278</text:p>
          </table:table-cell>
          <table:table-cell office:value-type="float" office:value="6728.0652700000001" table:style-name="ce1">
            <text:p>6728.06527</text:p>
          </table:table-cell>
          <table:table-cell office:value-type="float" office:value="0.31657503078890314" table:formula="of:=(['combined_results_600'.$J121]-MAX(['combined_results_600'.$O121];['combined_results_600'.$I121]))/['combined_results_600'.$J121]" table:style-name="ce1">
            <text:p>0.316575031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0" table:style-name="ce1">
            <text:p>0</text:p>
          </table:table-cell>
          <table:table-cell office:value-type="float" office:value="3701.0069600000002" table:style-name="ce1">
            <text:p>3701.00696</text:p>
          </table:table-cell>
          <table:table-cell table:number-columns-repeated="16369"/>
        </table:table-row>
        <table:table-row table:number-rows-repeated="1048455" table:style-name="ro1">
          <table:table-cell table:number-columns-repeated="16384"/>
        </table:table-row>
      </table:table>
      <table:table table:name="Tabelle1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combined_results_600.B1:combined_results_600.O121" table:name="combined_results_600" table:display-filter-buttons="true" table:on-update-keep-size="false" table:on-update-keep-styles="true" table:refresh-delay="false">
          <table:database-source-sql table:database-name="Provider=Microsoft.Mashup.OleDb.1;Data Source=$Workbook$;Location=combined_results_600;Extended Properties=&quot;&quot;" table:sql-statement="SELECT * FROM [combined_results_600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Prozent" style:family="table-cell" style:data-style-name="N13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meta:initial-creator>Charlotte Ritter</meta:initial-creator>
    <dc:creator>Charlotte Ritter</dc:creator>
    <meta:creation-date>2022-02-03T14:21:31Z</meta:creation-date>
    <dc:date>2022-02-03T15:01:54Z</dc:date>
  </office:meta>
</office:document-meta>
</file>